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Arial" fo:font-size="10pt" fo:font-weight="bold" officeooo:rsid="0002c1b8" officeooo:paragraph-rsid="00094a70" fo:background-color="#ffffff" style:font-size-asian="10pt" style:font-weight-asian="bold" style:font-size-complex="10pt" style:font-weight-complex="bold"/>
    </style:style>
    <style:style style:name="P2" style:family="paragraph" style:parent-style-name="Standard">
      <style:paragraph-properties fo:text-align="start" style:justify-single-word="false"/>
      <style:text-properties fo:color="#000000" style:font-name="Arial" fo:font-size="10pt" fo:font-weight="bold" officeooo:rsid="00094a70" officeooo:paragraph-rsid="00094a70" fo:background-color="#ffffff" style:font-size-asian="10pt" style:font-weight-asian="bold" style:font-size-complex="10pt" style:font-weight-complex="bold"/>
    </style:style>
    <style:style style:name="P3" style:family="paragraph" style:parent-style-name="Standard">
      <style:paragraph-properties fo:text-align="start" style:justify-single-word="false"/>
      <style:text-properties fo:color="#000000" style:font-name="Arial" fo:font-size="10pt" fo:font-weight="bold" officeooo:rsid="0016911c" officeooo:paragraph-rsid="0016911c" fo:background-color="#ffffff" style:font-size-asian="10pt" style:font-weight-asian="bold" style:font-size-complex="10pt" style:font-weight-complex="bold"/>
    </style:style>
    <style:style style:name="P4" style:family="paragraph" style:parent-style-name="Standard">
      <style:paragraph-properties fo:text-align="start" style:justify-single-word="false"/>
      <style:text-properties fo:color="#000000" style:font-name="Arial" fo:font-size="10pt" fo:font-weight="bold" officeooo:rsid="003d6ccd" officeooo:paragraph-rsid="003d6ccd" fo:background-color="#ffffff" style:font-size-asian="10pt" style:font-weight-asian="bold" style:font-size-complex="10pt" style:font-weight-complex="bold"/>
    </style:style>
    <style:style style:name="P5" style:family="paragraph" style:parent-style-name="Standard">
      <style:paragraph-properties fo:text-align="start" style:justify-single-word="false"/>
      <style:text-properties fo:color="#000000" style:font-name="Arial" fo:font-size="10pt" fo:font-weight="bold" officeooo:rsid="005d6b36" officeooo:paragraph-rsid="005d6b36" fo:background-color="#ffffff"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0" style:font-name="Arial" fo:font-size="10pt" fo:font-weight="bold" officeooo:rsid="0069921d" officeooo:paragraph-rsid="0069921d" fo:background-color="#ffffff" style:font-size-asian="10pt" style:font-weight-asian="bold" style:font-size-complex="10pt" style:font-weight-complex="bold"/>
    </style:style>
    <style:style style:name="P7" style:family="paragraph" style:parent-style-name="Standard">
      <style:paragraph-properties fo:text-align="start" style:justify-single-word="false"/>
      <style:text-properties fo:color="#000000" style:font-name="Arial" fo:font-size="10pt" fo:font-weight="bold" officeooo:rsid="007c2ebd" officeooo:paragraph-rsid="007c2ebd" fo:background-color="#ffffff" style:font-size-asian="10pt" style:font-weight-asian="bold" style:font-size-complex="10pt" style:font-weight-complex="bold"/>
    </style:style>
    <style:style style:name="P8" style:family="paragraph" style:parent-style-name="Standard">
      <style:paragraph-properties fo:text-align="start" style:justify-single-word="false"/>
      <style:text-properties fo:color="#000000" style:font-name="Arial" fo:font-size="10pt" fo:font-weight="bold" officeooo:rsid="008ca887" officeooo:paragraph-rsid="008ca887" fo:background-color="#ffffff"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000000" style:font-name="Arial" fo:font-size="10pt" fo:font-weight="bold" officeooo:rsid="00997f6a" officeooo:paragraph-rsid="00997f6a" fo:background-color="#ffffff"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000000" style:font-name="Arial" fo:font-size="10pt" fo:font-weight="bold" officeooo:rsid="00a3361a" officeooo:paragraph-rsid="00a3361a" fo:background-color="#ffffff" style:font-size-asian="10pt" style:font-weight-asian="bold" style:font-size-complex="10pt" style:font-weight-complex="bold"/>
    </style:style>
    <style:style style:name="P11" style:family="paragraph" style:parent-style-name="Standard">
      <style:paragraph-properties fo:text-align="start" style:justify-single-word="false"/>
      <style:text-properties fo:color="#000000" style:font-name="Arial" fo:font-size="10pt" fo:font-weight="bold" officeooo:rsid="00a47a96" officeooo:paragraph-rsid="00a47a96" fo:background-color="#ffffff"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Arial" fo:font-size="10pt" fo:font-weight="bold" officeooo:rsid="00a650e1" officeooo:paragraph-rsid="00a650e1" fo:background-color="#ffffff" style:font-size-asian="10pt" style:font-weight-asian="bold" style:font-size-complex="10pt" style:font-weight-complex="bold"/>
    </style:style>
    <style:style style:name="P13" style:family="paragraph" style:parent-style-name="Standard">
      <style:paragraph-properties fo:text-align="start" style:justify-single-word="false"/>
      <style:text-properties fo:color="#000000" style:font-name="Arial" fo:font-size="10pt" fo:font-weight="normal" officeooo:rsid="0002c1b8" officeooo:paragraph-rsid="00094a70" fo:background-color="#ffffff"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style:font-name="Arial" fo:font-size="10pt" fo:font-weight="normal" officeooo:rsid="00094a70" officeooo:paragraph-rsid="00094a70" fo:background-color="#ffffff"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style:font-name="Arial" fo:font-size="10pt" fo:font-weight="normal" officeooo:rsid="000a7b7d" officeooo:paragraph-rsid="000a7b7d" fo:background-color="#ffffff"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style:font-name="Arial" fo:font-size="10pt" fo:font-weight="normal" officeooo:rsid="000a7b7d" officeooo:paragraph-rsid="000ca1a0" fo:background-color="#ffffff"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style:font-name="Arial" fo:font-size="10pt" fo:font-weight="normal" officeooo:rsid="000ca1a0" officeooo:paragraph-rsid="000ca1a0" fo:background-color="#fffff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style:font-name="Arial" fo:font-size="10pt" fo:font-weight="normal" officeooo:rsid="000e8e9a" officeooo:paragraph-rsid="000e8e9a" fo:background-color="#fffff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style:font-name="Arial" fo:font-size="10pt" fo:font-weight="normal" officeooo:rsid="00105020" officeooo:paragraph-rsid="00105020" fo:background-color="#fffff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style:font-name="Arial" fo:font-size="10pt" fo:font-weight="normal" officeooo:rsid="0011a59b" officeooo:paragraph-rsid="0011a59b" fo:background-color="#fffff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style:font-name="Arial" fo:font-size="10pt" fo:font-weight="normal" officeooo:rsid="00120411" officeooo:paragraph-rsid="00120411" fo:background-color="#ffffff"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style:font-name="Arial" fo:font-size="10pt" fo:font-weight="normal" officeooo:rsid="0012e1bd" officeooo:paragraph-rsid="0012e1bd" fo:background-color="#ffffff"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color="#000000" style:font-name="Arial" fo:font-size="10pt" fo:font-weight="normal" officeooo:rsid="0014af5d" officeooo:paragraph-rsid="0014af5d" fo:background-color="#ffffff"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color="#000000" style:font-name="Arial" fo:font-size="10pt" fo:font-weight="normal" officeooo:rsid="0018a9ef" officeooo:paragraph-rsid="0018a9ef" fo:background-color="#ffffff"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00" style:font-name="Arial" fo:font-size="10pt" fo:font-weight="normal" officeooo:rsid="0018f841" officeooo:paragraph-rsid="0018f841" fo:background-color="#ffffff"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00" style:font-name="Arial" fo:font-size="10pt" fo:font-weight="normal" officeooo:rsid="001dac5e" officeooo:paragraph-rsid="001dac5e" fo:background-color="#ffffff"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style:font-name="Arial" fo:font-size="10pt" fo:font-weight="normal" officeooo:rsid="001dd0e6" officeooo:paragraph-rsid="001dd0e6" fo:background-color="#ffffff"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style:font-name="Arial" fo:font-size="10pt" fo:font-weight="normal" officeooo:rsid="001dd0e6" officeooo:paragraph-rsid="002029cb" fo:background-color="#ffffff"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style:font-name="Arial" fo:font-size="10pt" fo:font-weight="normal" officeooo:rsid="001fe89b" officeooo:paragraph-rsid="001fe89b" fo:background-color="#fffff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000000" style:font-name="Arial" fo:font-size="10pt" fo:font-weight="normal" officeooo:rsid="002029cb" officeooo:paragraph-rsid="002029cb" fo:background-color="#fffff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000000" style:font-name="Arial" fo:font-size="10pt" fo:font-weight="normal" officeooo:rsid="002a9b34" officeooo:paragraph-rsid="001dd0e6" fo:background-color="#fffff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000000" style:font-name="Arial" fo:font-size="10pt" fo:font-weight="normal" officeooo:rsid="002c9a4d" officeooo:paragraph-rsid="002c9a4d" fo:background-color="#fffff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000000" style:font-name="Arial" fo:font-size="10pt" fo:font-weight="normal" officeooo:rsid="002e4dc9" officeooo:paragraph-rsid="002e4dc9" fo:background-color="#fffff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000000" style:font-name="Arial" fo:font-size="10pt" fo:font-weight="normal" officeooo:rsid="002e5606" officeooo:paragraph-rsid="002e5606" fo:background-color="#ffffff"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000000" style:font-name="Arial" fo:font-size="10pt" fo:font-weight="normal" officeooo:rsid="00321261" officeooo:paragraph-rsid="00321261" fo:background-color="#ffffff"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000000" style:font-name="Arial" fo:font-size="10pt" fo:font-weight="normal" officeooo:rsid="00348356" officeooo:paragraph-rsid="00348356" fo:background-color="#ffffff"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000000" style:font-name="Arial" fo:font-size="10pt" fo:font-weight="normal" officeooo:rsid="00363e0b" officeooo:paragraph-rsid="00363e0b" fo:background-color="#ffffff"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0000" style:font-name="Arial" fo:font-size="10pt" fo:font-weight="normal" officeooo:rsid="0036eeae" officeooo:paragraph-rsid="0036eeae" fo:background-color="#ffffff"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Arial" fo:font-size="10pt" fo:font-weight="normal" officeooo:rsid="0036f60a" officeooo:paragraph-rsid="0036f60a" fo:background-color="#ffffff"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Arial" fo:font-size="10pt" fo:font-weight="normal" officeooo:rsid="003a7cb8" officeooo:paragraph-rsid="003a7cb8" fo:background-color="#ffffff"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Arial" fo:font-size="10pt" fo:font-weight="normal" officeooo:rsid="003cd5fc" officeooo:paragraph-rsid="003cd5fc" fo:background-color="#ffffff"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Arial" fo:font-size="10pt" fo:font-weight="normal" officeooo:rsid="003d6ccd" officeooo:paragraph-rsid="003d6ccd" fo:background-color="#ffffff"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Arial" fo:font-size="10pt" fo:font-weight="normal" officeooo:rsid="003f03e1" officeooo:paragraph-rsid="003f03e1" fo:background-color="#ffffff"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style:font-name="Arial" fo:font-size="10pt" fo:font-weight="normal" officeooo:rsid="0040f3a0" officeooo:paragraph-rsid="0040f3a0" fo:background-color="#ffffff"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Arial" fo:font-size="10pt" fo:font-weight="normal" officeooo:rsid="00427c45" officeooo:paragraph-rsid="00427c45" fo:background-color="#ffffff"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style:font-name="Arial" fo:font-size="10pt" fo:font-weight="normal" officeooo:rsid="004d044f" officeooo:paragraph-rsid="004d044f" fo:background-color="#ffffff"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style:font-name="Arial" fo:font-size="10pt" fo:font-weight="normal" officeooo:rsid="005212fb" officeooo:paragraph-rsid="005212fb" fo:background-color="#ffffff"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000000" style:font-name="Arial" fo:font-size="10pt" fo:font-weight="normal" officeooo:rsid="005709af" officeooo:paragraph-rsid="005709af" fo:background-color="#ffffff"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000000" style:font-name="Arial" fo:font-size="10pt" fo:font-weight="normal" officeooo:rsid="0057a43e" officeooo:paragraph-rsid="0057a43e" fo:background-color="#ffffff"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000000" style:font-name="Arial" fo:font-size="10pt" fo:font-weight="normal" officeooo:rsid="0058a805" officeooo:paragraph-rsid="0058a805" fo:background-color="#ffffff"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000000" style:font-name="Arial" fo:font-size="10pt" fo:font-weight="normal" officeooo:rsid="0059aa30" officeooo:paragraph-rsid="0059aa30" fo:background-color="#ffffff"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color="#000000" style:font-name="Arial" fo:font-size="10pt" fo:font-weight="normal" officeooo:rsid="0059aa30" officeooo:paragraph-rsid="005d3ded" fo:background-color="#ffffff"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color="#000000" style:font-name="Arial" fo:font-size="10pt" fo:font-weight="normal" officeooo:rsid="005aec9e" officeooo:paragraph-rsid="005aec9e" fo:background-color="#ffffff"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color="#000000" style:font-name="Arial" fo:font-size="10pt" fo:font-weight="normal" officeooo:rsid="005bb8f6" officeooo:paragraph-rsid="005bb8f6" fo:background-color="#ffffff"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color="#000000" style:font-name="Arial" fo:font-size="10pt" fo:font-weight="normal" officeooo:rsid="005d3ded" officeooo:paragraph-rsid="005d3ded" fo:background-color="#ffffff"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fo:color="#000000" style:font-name="Arial" fo:font-size="10pt" fo:font-weight="normal" officeooo:rsid="005f3fa6" officeooo:paragraph-rsid="005f3fa6" fo:background-color="#ffffff"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000000" style:font-name="Arial" fo:font-size="10pt" fo:font-weight="normal" officeooo:rsid="00673bb1" officeooo:paragraph-rsid="00673bb1" fo:background-color="#ffffff" style:font-size-asian="10pt" style:font-weight-asian="normal" style:font-size-complex="10pt" style:font-weight-complex="normal"/>
    </style:style>
    <style:style style:name="P58" style:family="paragraph" style:parent-style-name="Standard">
      <style:paragraph-properties fo:text-align="start" style:justify-single-word="false"/>
      <style:text-properties fo:color="#000000" style:font-name="Arial" fo:font-size="10pt" fo:font-weight="normal" officeooo:rsid="00675c14" officeooo:paragraph-rsid="00675c14" fo:background-color="#ffffff"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color="#000000" style:font-name="Arial" fo:font-size="10pt" fo:font-weight="normal" officeooo:rsid="0067e7a1" officeooo:paragraph-rsid="0067e7a1" fo:background-color="#ffffff"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fo:color="#000000" style:font-name="Arial" fo:font-size="10pt" fo:font-weight="normal" officeooo:rsid="0067e7a1" officeooo:paragraph-rsid="0067e7a1" fo:background-color="#ffffff"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fo:color="#000000" style:font-name="Arial" fo:font-size="10pt" fo:font-weight="normal" officeooo:rsid="006bc00d" officeooo:paragraph-rsid="006bc00d" fo:background-color="#ffffff"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fo:color="#000000" style:font-name="Arial" fo:font-size="10pt" fo:font-weight="normal" officeooo:rsid="0073172b" officeooo:paragraph-rsid="0073172b" fo:background-color="#ffffff"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style:font-name="Arial" fo:font-size="10pt" fo:font-weight="normal" officeooo:rsid="0074d5e0" officeooo:paragraph-rsid="0074d5e0" fo:background-color="#ffffff"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color="#000000" style:font-name="Arial" fo:font-size="10pt" fo:font-weight="normal" officeooo:rsid="00786b36" officeooo:paragraph-rsid="00786b36" fo:background-color="#ffffff"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fo:color="#000000" style:font-name="Arial" fo:font-size="10pt" fo:font-weight="normal" officeooo:rsid="007b082c" officeooo:paragraph-rsid="007b082c" fo:background-color="#ffffff"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fo:color="#000000" style:font-name="Arial" fo:font-size="10pt" fo:font-weight="normal" officeooo:rsid="007fb02c" officeooo:paragraph-rsid="007fb02c" fo:background-color="#ffffff"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color="#000000" style:font-name="Arial" fo:font-size="10pt" fo:font-weight="normal" officeooo:rsid="00805f94" officeooo:paragraph-rsid="00805f94" fo:background-color="#ffffff"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fo:color="#000000" style:font-name="Arial" fo:font-size="10pt" fo:font-weight="normal" officeooo:rsid="0081bb04" officeooo:paragraph-rsid="0081bb04" fo:background-color="#ffffff"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fo:color="#000000" style:font-name="Arial" fo:font-size="10pt" fo:font-weight="normal" officeooo:rsid="0088c7bd" officeooo:paragraph-rsid="0088c7bd" fo:background-color="#ffffff"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fo:color="#000000" style:font-name="Arial" fo:font-size="10pt" fo:font-weight="normal" officeooo:rsid="008ac546" officeooo:paragraph-rsid="008ac546" fo:background-color="#ffffff"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fo:color="#000000" style:font-name="Arial" fo:font-size="10pt" fo:font-weight="normal" officeooo:rsid="008ca887" officeooo:paragraph-rsid="008ca887" fo:background-color="#ffffff"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fo:color="#000000" style:font-name="Arial" fo:font-size="10pt" fo:font-weight="normal" officeooo:rsid="008df747" officeooo:paragraph-rsid="008df747" fo:background-color="#ffffff"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fo:color="#000000" style:font-name="Arial" fo:font-size="10pt" fo:font-weight="normal" officeooo:rsid="008fee28" officeooo:paragraph-rsid="008fee28" fo:background-color="#ffffff"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fo:color="#000000" style:font-name="Arial" fo:font-size="10pt" fo:font-weight="normal" officeooo:rsid="0091035e" officeooo:paragraph-rsid="0091035e" fo:background-color="#ffffff"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fo:color="#000000" style:font-name="Arial" fo:font-size="10pt" fo:font-weight="normal" officeooo:rsid="0091b2ca" officeooo:paragraph-rsid="0091b2ca" fo:background-color="#ffffff"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fo:color="#000000" style:font-name="Arial" fo:font-size="10pt" fo:font-weight="normal" officeooo:rsid="009384e2" officeooo:paragraph-rsid="009384e2" fo:background-color="#ffffff"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fo:color="#000000" style:font-name="Arial" fo:font-size="10pt" fo:font-weight="normal" officeooo:rsid="0095070b" officeooo:paragraph-rsid="0095070b" fo:background-color="#ffffff"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fo:color="#000000" style:font-name="Arial" fo:font-size="10pt" fo:font-weight="normal" officeooo:rsid="0095f943" officeooo:paragraph-rsid="0095f943" fo:background-color="#ffffff"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fo:color="#000000" style:font-name="Arial" fo:font-size="10pt" fo:font-weight="normal" officeooo:rsid="0097b84f" officeooo:paragraph-rsid="0097b84f" fo:background-color="#ffffff"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fo:color="#000000" style:font-name="Arial" fo:font-size="10pt" fo:font-weight="normal" officeooo:rsid="0098d43b" officeooo:paragraph-rsid="0098d43b" fo:background-color="#ffffff"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fo:color="#000000" style:font-name="Arial" fo:font-size="10pt" fo:font-weight="normal" officeooo:rsid="009dd062" officeooo:paragraph-rsid="009dd062" fo:background-color="#ffffff"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fo:color="#000000" style:font-name="Arial" fo:font-size="10pt" fo:font-weight="normal" officeooo:rsid="00a09107" officeooo:paragraph-rsid="00a09107" fo:background-color="#ffffff"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fo:color="#000000" style:font-name="Arial" fo:font-size="10pt" fo:font-weight="normal" officeooo:rsid="00a1c3e2" officeooo:paragraph-rsid="00a1c3e2" fo:background-color="#ffffff"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fo:color="#000000" style:font-name="Arial" fo:font-size="10pt" fo:font-weight="normal" officeooo:rsid="00a3361a" officeooo:paragraph-rsid="00a3361a" fo:background-color="#ffffff"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fo:color="#000000" style:font-name="Arial" fo:font-size="10pt" fo:font-weight="normal" officeooo:rsid="00a47a96" officeooo:paragraph-rsid="00a47a96" fo:background-color="#ffffff"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fo:color="#000000" style:font-name="Arial" fo:font-size="10pt" fo:font-weight="normal" officeooo:rsid="00a650e1" officeooo:paragraph-rsid="00a47a96" fo:background-color="#ffffff"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fo:color="#000000" style:font-name="Arial" fo:font-size="10pt" fo:font-weight="normal" officeooo:rsid="00a650e1" officeooo:paragraph-rsid="00a650e1" fo:background-color="#ffffff"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fo:color="#000000" style:text-position="0% 100%" style:font-name="Arial" fo:font-size="10pt" fo:font-weight="normal" officeooo:rsid="00239571" officeooo:paragraph-rsid="00239571" fo:background-color="#ffffff"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fo:color="#000000" style:text-position="0% 100%" style:font-name="Arial" fo:font-size="10pt" fo:font-weight="normal" officeooo:rsid="0024ae00" officeooo:paragraph-rsid="0024ae00" fo:background-color="#ffffff"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fo:color="#000000" style:text-position="0% 100%" style:font-name="Arial" fo:font-size="10pt" fo:font-weight="normal" officeooo:rsid="0024ae00" officeooo:paragraph-rsid="0028c694" fo:background-color="#ffffff" style:font-size-asian="10pt" style:font-weight-asian="normal" style:font-size-complex="10pt" style:font-weight-complex="normal"/>
    </style:style>
    <style:style style:name="P91" style:family="paragraph" style:parent-style-name="Standard">
      <style:paragraph-properties fo:text-align="start" style:justify-single-word="false"/>
      <style:text-properties fo:color="#000000" style:text-position="0% 100%" style:font-name="Arial" fo:font-size="10pt" fo:font-weight="normal" officeooo:rsid="002a9b34" officeooo:paragraph-rsid="002a9b34" fo:background-color="#ffffff" style:font-size-asian="10pt" style:font-weight-asian="normal" style:font-size-complex="10pt" style:font-weight-complex="normal"/>
    </style:style>
    <style:style style:name="P92" style:family="paragraph" style:parent-style-name="Standard">
      <style:paragraph-properties fo:text-align="start" style:justify-single-word="false"/>
      <style:text-properties fo:color="#000000" style:text-position="0% 100%" style:font-name="Arial" fo:font-size="10pt" fo:font-weight="bold" officeooo:rsid="002029cb" officeooo:paragraph-rsid="002029cb" fo:background-color="#ffffff" style:font-size-asian="10pt" style:font-weight-asian="bold" style:font-size-complex="10pt" style:font-weight-complex="bold"/>
    </style:style>
    <style:style style:name="T1" style:family="text">
      <style:text-properties officeooo:rsid="00094a7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dac5e" style:font-style-asian="normal" style:font-style-complex="normal"/>
    </style:style>
    <style:style style:name="T5" style:family="text">
      <style:text-properties fo:font-style="normal" officeooo:rsid="001dd0e6" style:font-style-asian="normal" style:font-style-complex="normal"/>
    </style:style>
    <style:style style:name="T6" style:family="text">
      <style:text-properties fo:font-style="normal" officeooo:rsid="001f97aa" style:font-style-asian="normal" style:font-style-complex="normal"/>
    </style:style>
    <style:style style:name="T7" style:family="text">
      <style:text-properties fo:font-style="normal" officeooo:rsid="002203a7" style:font-style-asian="normal" style:font-style-complex="normal"/>
    </style:style>
    <style:style style:name="T8" style:family="text">
      <style:text-properties fo:font-style="normal" officeooo:rsid="0024ae00" style:font-style-asian="normal" style:font-style-complex="normal"/>
    </style:style>
    <style:style style:name="T9" style:family="text">
      <style:text-properties fo:font-style="normal" officeooo:rsid="0025bfc6" style:font-style-asian="normal" style:font-style-complex="normal"/>
    </style:style>
    <style:style style:name="T10" style:family="text">
      <style:text-properties fo:font-style="normal" officeooo:rsid="0025efd9" style:font-style-asian="normal" style:font-style-complex="normal"/>
    </style:style>
    <style:style style:name="T11" style:family="text">
      <style:text-properties fo:font-style="normal" officeooo:rsid="0026ebcb" style:font-style-asian="normal" style:font-style-complex="normal"/>
    </style:style>
    <style:style style:name="T12" style:family="text">
      <style:text-properties fo:font-style="normal" officeooo:rsid="002a0386" style:font-style-asian="normal" style:font-style-complex="normal"/>
    </style:style>
    <style:style style:name="T13" style:family="text">
      <style:text-properties fo:font-style="normal" officeooo:rsid="002a9b34" style:font-style-asian="normal" style:font-style-complex="normal"/>
    </style:style>
    <style:style style:name="T14" style:family="text">
      <style:text-properties fo:font-style="normal" officeooo:rsid="002c9a4d" style:font-style-asian="normal" style:font-style-complex="normal"/>
    </style:style>
    <style:style style:name="T15" style:family="text">
      <style:text-properties fo:font-style="normal" officeooo:rsid="00301676" style:font-style-asian="normal" style:font-style-complex="normal"/>
    </style:style>
    <style:style style:name="T16" style:family="text">
      <style:text-properties fo:font-style="normal" officeooo:rsid="00321261" style:font-style-asian="normal" style:font-style-complex="normal"/>
    </style:style>
    <style:style style:name="T17" style:family="text">
      <style:text-properties fo:font-style="normal" officeooo:rsid="00323a45" style:font-style-asian="normal" style:font-style-complex="normal"/>
    </style:style>
    <style:style style:name="T18" style:family="text">
      <style:text-properties fo:font-style="normal" officeooo:rsid="00348356" style:font-style-asian="normal" style:font-style-complex="normal"/>
    </style:style>
    <style:style style:name="T19" style:family="text">
      <style:text-properties fo:font-style="normal" officeooo:rsid="00363e0b" style:font-style-asian="normal" style:font-style-complex="normal"/>
    </style:style>
    <style:style style:name="T20" style:family="text">
      <style:text-properties fo:font-style="normal" officeooo:rsid="0038dce7" style:font-style-asian="normal" style:font-style-complex="normal"/>
    </style:style>
    <style:style style:name="T21" style:family="text">
      <style:text-properties fo:font-style="normal" officeooo:rsid="003a7cb8" style:font-style-asian="normal" style:font-style-complex="normal"/>
    </style:style>
    <style:style style:name="T22" style:family="text">
      <style:text-properties fo:font-style="normal" officeooo:rsid="003c0492" style:font-style-asian="normal" style:font-style-complex="normal"/>
    </style:style>
    <style:style style:name="T23" style:family="text">
      <style:text-properties fo:font-style="normal" officeooo:rsid="003cd5fc" style:font-style-asian="normal" style:font-style-complex="normal"/>
    </style:style>
    <style:style style:name="T24" style:family="text">
      <style:text-properties fo:font-style="normal" officeooo:rsid="003d6ccd" style:font-style-asian="normal" style:font-style-complex="normal"/>
    </style:style>
    <style:style style:name="T25" style:family="text">
      <style:text-properties fo:font-style="normal" officeooo:rsid="003f03e1" style:font-style-asian="normal" style:font-style-complex="normal"/>
    </style:style>
    <style:style style:name="T26" style:family="text">
      <style:text-properties fo:font-style="normal" officeooo:rsid="0046e9c0" style:font-style-asian="normal" style:font-style-complex="normal"/>
    </style:style>
    <style:style style:name="T27" style:family="text">
      <style:text-properties fo:font-style="normal" officeooo:rsid="0049b2d2" style:font-style-asian="normal" style:font-style-complex="normal"/>
    </style:style>
    <style:style style:name="T28" style:family="text">
      <style:text-properties fo:font-style="normal" officeooo:rsid="0049b882" style:font-style-asian="normal" style:font-style-complex="normal"/>
    </style:style>
    <style:style style:name="T29" style:family="text">
      <style:text-properties fo:font-style="normal" officeooo:rsid="004b4e7b" style:font-style-asian="normal" style:font-style-complex="normal"/>
    </style:style>
    <style:style style:name="T30" style:family="text">
      <style:text-properties fo:font-style="normal" officeooo:rsid="004b60c4" style:font-style-asian="normal" style:font-style-complex="normal"/>
    </style:style>
    <style:style style:name="T31" style:family="text">
      <style:text-properties fo:font-style="normal" officeooo:rsid="004ce1af" style:font-style-asian="normal" style:font-style-complex="normal"/>
    </style:style>
    <style:style style:name="T32" style:family="text">
      <style:text-properties fo:font-style="normal" officeooo:rsid="00501906" style:font-style-asian="normal" style:font-style-complex="normal"/>
    </style:style>
    <style:style style:name="T33" style:family="text">
      <style:text-properties fo:font-style="normal" officeooo:rsid="00503fef" style:font-style-asian="normal" style:font-style-complex="normal"/>
    </style:style>
    <style:style style:name="T34" style:family="text">
      <style:text-properties fo:font-style="normal" officeooo:rsid="0051160e" style:font-style-asian="normal" style:font-style-complex="normal"/>
    </style:style>
    <style:style style:name="T35" style:family="text">
      <style:text-properties fo:font-style="normal" officeooo:rsid="00542665" style:font-style-asian="normal" style:font-style-complex="normal"/>
    </style:style>
    <style:style style:name="T36" style:family="text">
      <style:text-properties fo:font-style="normal" officeooo:rsid="0055cacd" style:font-style-asian="normal" style:font-style-complex="normal"/>
    </style:style>
    <style:style style:name="T37" style:family="text">
      <style:text-properties fo:font-style="normal" officeooo:rsid="005709af" style:font-style-asian="normal" style:font-style-complex="normal"/>
    </style:style>
    <style:style style:name="T38" style:family="text">
      <style:text-properties fo:font-style="normal" officeooo:rsid="0057a43e" style:font-style-asian="normal" style:font-style-complex="normal"/>
    </style:style>
    <style:style style:name="T39" style:family="text">
      <style:text-properties fo:font-style="normal" officeooo:rsid="0058a805" style:font-style-asian="normal" style:font-style-complex="normal"/>
    </style:style>
    <style:style style:name="T40" style:family="text">
      <style:text-properties fo:font-style="normal" officeooo:rsid="005aec9e" style:font-style-asian="normal" style:font-style-complex="normal"/>
    </style:style>
    <style:style style:name="T41" style:family="text">
      <style:text-properties fo:font-style="normal" officeooo:rsid="005b6109" style:font-style-asian="normal" style:font-style-complex="normal"/>
    </style:style>
    <style:style style:name="T42" style:family="text">
      <style:text-properties fo:font-style="normal" officeooo:rsid="005bb8f6" style:font-style-asian="normal" style:font-style-complex="normal"/>
    </style:style>
    <style:style style:name="T43" style:family="text">
      <style:text-properties fo:font-style="normal" officeooo:rsid="005bbdc1" style:font-style-asian="normal" style:font-style-complex="normal"/>
    </style:style>
    <style:style style:name="T44" style:family="text">
      <style:text-properties fo:font-style="normal" officeooo:rsid="005d3ded" style:font-style-asian="normal" style:font-style-complex="normal"/>
    </style:style>
    <style:style style:name="T45" style:family="text">
      <style:text-properties fo:font-style="normal" officeooo:rsid="005dcc05" style:font-style-asian="normal" style:font-style-complex="normal"/>
    </style:style>
    <style:style style:name="T46" style:family="text">
      <style:text-properties fo:font-style="normal" officeooo:rsid="0060b8fa" style:font-style-asian="normal" style:font-style-complex="normal"/>
    </style:style>
    <style:style style:name="T47" style:family="text">
      <style:text-properties fo:font-style="normal" officeooo:rsid="0062e7c9" style:font-style-asian="normal" style:font-style-complex="normal"/>
    </style:style>
    <style:style style:name="T48" style:family="text">
      <style:text-properties fo:font-style="normal" officeooo:rsid="00675c14" style:font-style-asian="normal" style:font-style-complex="normal"/>
    </style:style>
    <style:style style:name="T49" style:family="text">
      <style:text-properties fo:font-style="normal" officeooo:rsid="0067e7a1" style:font-style-asian="normal" style:font-style-complex="normal"/>
    </style:style>
    <style:style style:name="T50" style:family="text">
      <style:text-properties fo:font-style="normal" officeooo:rsid="006c27ac" style:font-style-asian="normal" style:font-style-complex="normal"/>
    </style:style>
    <style:style style:name="T51" style:family="text">
      <style:text-properties fo:font-style="normal" officeooo:rsid="0073172b" style:font-style-asian="normal" style:font-style-complex="normal"/>
    </style:style>
    <style:style style:name="T52" style:family="text">
      <style:text-properties fo:font-style="normal" officeooo:rsid="0074d5e0" style:font-style-asian="normal" style:font-style-complex="normal"/>
    </style:style>
    <style:style style:name="T53" style:family="text">
      <style:text-properties fo:font-style="normal" officeooo:rsid="007666f0" style:font-style-asian="normal" style:font-style-complex="normal"/>
    </style:style>
    <style:style style:name="T54" style:family="text">
      <style:text-properties fo:font-style="normal" officeooo:rsid="007816aa" style:font-style-asian="normal" style:font-style-complex="normal"/>
    </style:style>
    <style:style style:name="T55" style:family="text">
      <style:text-properties fo:font-style="normal" officeooo:rsid="00786b36" style:font-style-asian="normal" style:font-style-complex="normal"/>
    </style:style>
    <style:style style:name="T56" style:family="text">
      <style:text-properties fo:font-style="normal" officeooo:rsid="00792705" style:font-style-asian="normal" style:font-style-complex="normal"/>
    </style:style>
    <style:style style:name="T57" style:family="text">
      <style:text-properties fo:font-style="normal" officeooo:rsid="007b082c" style:font-style-asian="normal" style:font-style-complex="normal"/>
    </style:style>
    <style:style style:name="T58" style:family="text">
      <style:text-properties fo:font-style="normal" officeooo:rsid="007c2ebd" style:font-style-asian="normal" style:font-style-complex="normal"/>
    </style:style>
    <style:style style:name="T59" style:family="text">
      <style:text-properties fo:font-style="normal" officeooo:rsid="007e0fc2" style:font-style-asian="normal" style:font-style-complex="normal"/>
    </style:style>
    <style:style style:name="T60" style:family="text">
      <style:text-properties fo:font-style="normal" officeooo:rsid="00805f94" style:font-style-asian="normal" style:font-style-complex="normal"/>
    </style:style>
    <style:style style:name="T61" style:family="text">
      <style:text-properties fo:font-style="normal" officeooo:rsid="0081bb04" style:font-style-asian="normal" style:font-style-complex="normal"/>
    </style:style>
    <style:style style:name="T62" style:family="text">
      <style:text-properties fo:font-style="normal" officeooo:rsid="0082a198" style:font-style-asian="normal" style:font-style-complex="normal"/>
    </style:style>
    <style:style style:name="T63" style:family="text">
      <style:text-properties fo:font-style="normal" officeooo:rsid="0085109b" style:font-style-asian="normal" style:font-style-complex="normal"/>
    </style:style>
    <style:style style:name="T64" style:family="text">
      <style:text-properties fo:font-style="normal" officeooo:rsid="00862a7c" style:font-style-asian="normal" style:font-style-complex="normal"/>
    </style:style>
    <style:style style:name="T65" style:family="text">
      <style:text-properties fo:font-style="normal" officeooo:rsid="00870954" style:font-style-asian="normal" style:font-style-complex="normal"/>
    </style:style>
    <style:style style:name="T66" style:family="text">
      <style:text-properties fo:font-style="normal" officeooo:rsid="00870d15" style:font-style-asian="normal" style:font-style-complex="normal"/>
    </style:style>
    <style:style style:name="T67" style:family="text">
      <style:text-properties fo:font-style="normal" officeooo:rsid="008733c5" style:font-style-asian="normal" style:font-style-complex="normal"/>
    </style:style>
    <style:style style:name="T68" style:family="text">
      <style:text-properties fo:font-style="normal" officeooo:rsid="008ac546" style:font-style-asian="normal" style:font-style-complex="normal"/>
    </style:style>
    <style:style style:name="T69" style:family="text">
      <style:text-properties fo:font-style="normal" officeooo:rsid="008ce564" style:font-style-asian="normal" style:font-style-complex="normal"/>
    </style:style>
    <style:style style:name="T70" style:family="text">
      <style:text-properties fo:font-style="normal" officeooo:rsid="008dc08b" style:font-style-asian="normal" style:font-style-complex="normal"/>
    </style:style>
    <style:style style:name="T71" style:family="text">
      <style:text-properties fo:font-style="normal" officeooo:rsid="008fee28" style:font-style-asian="normal" style:font-style-complex="normal"/>
    </style:style>
    <style:style style:name="T72" style:family="text">
      <style:text-properties fo:font-style="normal" officeooo:rsid="0091035e" style:font-style-asian="normal" style:font-style-complex="normal"/>
    </style:style>
    <style:style style:name="T73" style:family="text">
      <style:text-properties fo:font-style="normal" officeooo:rsid="009384e2" style:font-style-asian="normal" style:font-style-complex="normal"/>
    </style:style>
    <style:style style:name="T74" style:family="text">
      <style:text-properties fo:font-style="normal" officeooo:rsid="0095070b" style:font-style-asian="normal" style:font-style-complex="normal"/>
    </style:style>
    <style:style style:name="T75" style:family="text">
      <style:text-properties fo:font-style="normal" officeooo:rsid="0095f943" style:font-style-asian="normal" style:font-style-complex="normal"/>
    </style:style>
    <style:style style:name="T76" style:family="text">
      <style:text-properties fo:font-style="normal" officeooo:rsid="0097b84f" style:font-style-asian="normal" style:font-style-complex="normal"/>
    </style:style>
    <style:style style:name="T77" style:family="text">
      <style:text-properties fo:font-style="normal" officeooo:rsid="0098d43b" style:font-style-asian="normal" style:font-style-complex="normal"/>
    </style:style>
    <style:style style:name="T78" style:family="text">
      <style:text-properties fo:font-style="normal" officeooo:rsid="009decca" style:font-style-asian="normal" style:font-style-complex="normal"/>
    </style:style>
    <style:style style:name="T79" style:family="text">
      <style:text-properties fo:font-style="normal" officeooo:rsid="00a09107" style:font-style-asian="normal" style:font-style-complex="normal"/>
    </style:style>
    <style:style style:name="T80" style:family="text">
      <style:text-properties fo:font-style="normal" officeooo:rsid="00a1c3e2" style:font-style-asian="normal" style:font-style-complex="normal"/>
    </style:style>
    <style:style style:name="T81" style:family="text">
      <style:text-properties fo:font-style="normal" officeooo:rsid="00a3361a" style:font-style-asian="normal" style:font-style-complex="normal"/>
    </style:style>
    <style:style style:name="T82" style:family="text">
      <style:text-properties fo:font-style="normal" officeooo:rsid="00a47a96" style:font-style-asian="normal" style:font-style-complex="normal"/>
    </style:style>
    <style:style style:name="T83" style:family="text">
      <style:text-properties fo:font-style="normal" officeooo:rsid="00a650e1" style:font-style-asian="normal" style:font-style-complex="normal"/>
    </style:style>
    <style:style style:name="T84" style:family="text">
      <style:text-properties officeooo:rsid="000a7b7d"/>
    </style:style>
    <style:style style:name="T85" style:family="text">
      <style:text-properties officeooo:rsid="000ca1a0"/>
    </style:style>
    <style:style style:name="T86" style:family="text">
      <style:text-properties officeooo:rsid="0011a59b"/>
    </style:style>
    <style:style style:name="T87" style:family="text">
      <style:text-properties officeooo:rsid="0012ee28"/>
    </style:style>
    <style:style style:name="T88" style:family="text">
      <style:text-properties officeooo:rsid="0016911c"/>
    </style:style>
    <style:style style:name="T89" style:family="text">
      <style:text-properties officeooo:rsid="001dac5e"/>
    </style:style>
    <style:style style:name="T90" style:family="text">
      <style:text-properties officeooo:rsid="0042a21f"/>
    </style:style>
    <style:style style:name="T91" style:family="text">
      <style:text-properties officeooo:rsid="0043d5e3"/>
    </style:style>
    <style:style style:name="T92" style:family="text">
      <style:text-properties officeooo:rsid="0044ed77"/>
    </style:style>
    <style:style style:name="T93" style:family="text">
      <style:text-properties officeooo:rsid="005212fb"/>
    </style:style>
    <style:style style:name="T94" style:family="text">
      <style:text-properties officeooo:rsid="00a7e552"/>
    </style:style>
    <style:style style:name="T95" style:family="text">
      <style:text-properties officeooo:rsid="00a861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line <text:span text:style-name="T1">B:</text:span> Tedder <text:span text:style-name="T1">zieht mit Ugoki alleine nach hause</text:span></text:p>
      <text:p text:style-name="P1"/>
      <text:p text:style-name="P13"/>
      <text:p text:style-name="P13"/>
      <text:p text:style-name="P2">Episode 3: <text:span text:style-name="T88">Wildnis</text:span></text:p>
      <text:p text:style-name="P2"/>
      <text:p text:style-name="P14">Es ist kühl und feuchter Nebel liegt in der Luft. Vermutlich wird das auch eine ganz schön lange Zeit noch so bleiben. Ugoki und ich sind alleine unterwegs, keinerlei Hilfe oder Freund steht uns zur Seite. Wir müssen sehr vorsichtig sein, da jetzt, wo wir untot sind, wohl kaum ein Lebender gut auf uns zu sprechen ist. Bei Menschen ist mir das eigentlich ziemlich egal – Doch was ist, wenn wir auf Überlebende meines Stammes in den Tückischen Gipfeln treffen?</text:p>
      <text:p text:style-name="P14"/>
      <text:p text:style-name="P14">Es dauert nicht einmal 2 Stunden, als wir auf herumstreifende Soldaten aus Bostim treffen. Wir müssen uns im Nebel versteckt halten – Wer weiß, wie viele Soldaten der Menschen in dieser Umgebung ihre Untaten vollbringen. Es sollte ganz gut klappen. Da wir untot sind, können wir uns leise und schnell fortbewegen. Was erwartet uns sonst noch?</text:p>
      <text:p text:style-name="P14"/>
      <text:p text:style-name="P14">--- Die Karte ist länglich, am Bergrand spielend. Tedder und Ugoki starten im Südwesten, quasi vom Höhlenausgang aus, und müssen am Bergrand entlang nach Osten gelangen.</text:p>
      <text:p text:style-name="P14"/>
      <text:p text:style-name="P14">--- Ziel: Laufe nach Osten zum Kartenrand.</text:p>
      <text:p text:style-name="P14"/>
      <text:p text:style-name="P14">--- Auf dem Weg sind umherstreifende menschliche Soldaten. Diese sind langsamer und haben eine noch geringere Sichtweite. Tedder darf nicht entdeckt werden, und wenn er es doch <text:span text:style-name="T90">wird</text:span>, kommen ganz ganz viele Soldaten aus dem Nebel und greifen sie an, was höchstwahrscheinlich in einer Niederlage bzw. Tod endet.</text:p>
      <text:p text:style-name="P14"/>
      <text:p text:style-name="P14">--- Wenn Tedder die ersten Menschen durch den Nebel erblickt…</text:p>
      <text:p text:style-name="P14"/>
      <text:p text:style-name="P14">Tedder: „Ugoki, schau dort! Ein paar weitere umherstreifende Soldaten.“</text:p>
      <text:p text:style-name="P14"/>
      <text:p text:style-name="P14">Ugoki: „Lass uns versuchen, sie zu essen?“</text:p>
      <text:p text:style-name="P14"/>
      <text:p text:style-name="P14">Tedder: „Nein. Wir müssen versteckt bleiben – Disgustus soll nicht erfahren, dass wir leben. Und wer weiß, wie viele von denen hier im Nebel herum patrou<text:span text:style-name="T94">l</text:span>lieren, oder was sich sonst für Wesen hier aufhalten!“</text:p>
      <text:p text:style-name="P14"/>
      <text:p text:style-name="P14">--- Wenn Menschen Tedder erblicken, was immer passiert, <text:span text:style-name="T2">nachdem</text:span><text:span text:style-name="T3"> Tedder die Soldaten erblickt hat</text:span></text:p>
      <text:p text:style-name="P14"><text:span text:style-name="T3"/></text:p>
      <text:p text:style-name="P14"><text:span text:style-name="T3">Soldat1: „Heh! Seht, dort, Untote durchstreifen unsere Lande!“</text:span></text:p>
      <text:p text:style-name="P14"><text:span text:style-name="T3"/></text:p>
      <text:p text:style-name="P14"><text:span text:style-name="T3">Soldat2: „Tötet sie!“</text:span></text:p>
      <text:p text:style-name="P14"><text:span text:style-name="T3"/></text:p>
      <text:p text:style-name="P14"><text:span text:style-name="T3">--- Wenn Menschen Tedder das 2. Mal erblicken</text:span></text:p>
      <text:p text:style-name="P14"><text:span text:style-name="T3"/></text:p>
      <text:p text:style-name="P14"><text:span text:style-name="T3">Soldat1: „Ahh! Untote nähern sich! Schlagt Alarm, umgehend!“</text:span></text:p>
      <text:p text:style-name="P14"/>
      <text:p text:style-name="P14">--- Auf dem Weg sind auch noch wilde Wölfe – Diese sind schnell und greifen von selbst äußerst aggresiv an. Aber die Wölfe kann man einfach töten, da kommt nichts <text:span text:style-name="T91">B</text:span>esonderes.</text:p>
      <text:p text:style-name="P14"/>
      <text:p text:style-name="P14">--- Wenn Tedder und Ugoki den ersten Wolf treffen…</text:p>
      <text:p text:style-name="P14"/>
      <text:p text:style-name="P14">Tedder: „Hmmm, lass uns mal den probieren.“</text:p>
      <text:p text:style-name="P14"/>
      <text:p text:style-name="P14">Ugoki: „Köstlich.“</text:p>
      <text:p text:style-name="P14"/>
      <text:p text:style-name="P14">--- Wenn der erste Wolf stirbt…</text:p>
      <text:p text:style-name="P14"/>
      <text:p text:style-name="P14">Ugoki: „Ich schmecke etwas! Das Fleisch… Ahhhhhhh. Wieso schmeckten die Ratten in den Höhlen nach nichts?“</text:p>
      <text:p text:style-name="P14"/>
      <text:p text:style-name="P14">Tedder: „Ich denke, jetzt, wo wir untote Trolle und keine Geister mehr sind, kehren auch unsere Geschmacksnerven zurück. Großartig!“</text:p>
      <text:p text:style-name="P14"/>
      <text:p text:style-name="P14"><text:soft-page-break/>--- Am Ende der Karte, <text:span text:style-name="T84">ganz weit östlich,</text:span> trifft man auf einen Wilden <text:span text:style-name="T84">Menschen. Dieser Wilde wird sich Tedder und Ugoki anschließen. Er heißt Grätrich</text:span></text:p>
      <text:p text:style-name="P14"/>
      <text:p text:style-name="P47">Kiki: „(<text:span text:style-name="T2">blubber</text:span><text:span text:style-name="T3">)</text:span>“</text:p>
      <text:p text:style-name="P14"/>
      <text:p text:style-name="P15">Grätrich: „<text:span text:style-name="T85">Hahaha, ja. Jaaaaaa… Ohhh… Ja.</text:span>“</text:p>
      <text:p text:style-name="P15"/>
      <text:p text:style-name="P17">Tedder: „(<text:span text:style-name="T2">räusper</text:span>) Entschuldigt, bitte.“</text:p>
      <text:p text:style-name="P16"/>
      <text:p text:style-name="P17">Grätrich: „Hoppala, da ist wer!“</text:p>
      <text:p text:style-name="P16"/>
      <text:p text:style-name="P17">Dialog: „Es rennt eine kleinere Wilde, mit zerstru<text:span text:style-name="T95">bb</text:span>elten Haaren, davon, als die beiden Tedder und Ugoki erblicken.“</text:p>
      <text:p text:style-name="P17"/>
      <text:p text:style-name="P17">--- <text:span text:style-name="T93">Kiki, die Wilde, rennt davon</text:span></text:p>
      <text:p text:style-name="P17"/>
      <text:p text:style-name="P18">Ugoki: „Pah! Schwächliche Menschen, lass uns sie töten!“</text:p>
      <text:p text:style-name="P18"/>
      <text:p text:style-name="P18">Grätrich: „Halt! Nein, nicht töten. Wir stehen nicht mit König Disgustus I. in Kontakt. Es sei denn, ihr seid auf seiner Seite. Dann sind wir natürlich schon dem König von Bostim unterlegen. Sorry, ich mein...“</text:p>
      <text:p text:style-name="P18"/>
      <text:p text:style-name="P18">Tedder: „Schnauze, jetzt. Was macht ihr Wilde hier?“</text:p>
      <text:p text:style-name="P18"/>
      <text:p text:style-name="P19">Grätrich: „Ähm...“</text:p>
      <text:p text:style-name="P19"/>
      <text:p text:style-name="P19">Tedder: „Ist egal, ich habs ja gesehen. Du siehst nicht aus wie ein Soldat von Disgustus – Und diese Keule, du bist auch kein Bauer. Was und wer bist du?“</text:p>
      <text:p text:style-name="P19"/>
      <text:p text:style-name="P19">Grätrich: „Mein Name ist unwichtig. Nennt mich einfach Freund. Ihr seid ja auch Untote, offensichtlich aber noch nicht sehr lange. Sonst wäre ich schon tot, hihi. Also, ich bin Disgustus in keiner Weise ergeben. Dieser Abschaum gehört geschlagen. Oder getötet. Was auch immer.“</text:p>
      <text:p text:style-name="P19"/>
      <text:p text:style-name="P19">Dialog: „Tedder erzählte von dem Untergang seines Trollstammes weiter nordöstlich in den Tückischen Gipfeln <text:span text:style-name="T86">und seiner Flucht aus den westlichen Höhlen, sowie seinem Vorhaben, Disgustus umzubringen</text:span>.“</text:p>
      <text:p text:style-name="P19"/>
      <text:p text:style-name="P20">Grätrich: „Alles schön und gut, aber Disgustus wirst du nicht so einfach umbringen können. Hab ich selbst auch schon oft versucht. Drum darf ich auch nicht mehr die Stadt betreten, hihi.“</text:p>
      <text:p text:style-name="P20"/>
      <text:p text:style-name="P21">Ugoki: „Was dann? Zusehen und warten, bis er an Altersschwäche verreckt? Nein danke, ich will seinen Kopf abreißen!“</text:p>
      <text:p text:style-name="P21"/>
      <text:p text:style-name="P22">Grätrich: „Ich habe ein paar Freunde, die sich im Untergrund versteckt halten. Sie sind auch Verbannte aus Bostim – Vielleicht können wir uns zusammentun und König Disgustus stürzen!“</text:p>
      <text:p text:style-name="P22"/>
      <text:p text:style-name="P22">Tedder: „Nun, <text:span text:style-name="T92">w</text:span>arum denn nicht. Allerdings haben wir eine Bedingung: Disgustus darf nicht get<text:span text:style-name="T87">ö</text:span>...“</text:p>
      <text:p text:style-name="P22"/>
      <text:p text:style-name="P22">Ugoki: „Er muss leiden und gefoltert werden bis er an seinen Wunden krepiert.“</text:p>
      <text:p text:style-name="P22"/>
      <text:p text:style-name="P23">Grätrich: „Das lässt sich einrichten, hihi.“</text:p>
      <text:p text:style-name="P23"/>
      <text:p text:style-name="P23"/>
      <text:p text:style-name="P21"/>
      <text:p text:style-name="P21"/>
      <text:p text:style-name="P3">Episode 4: <text:span text:style-name="T92">Gebirgsmarsch</text:span></text:p>
      <text:p text:style-name="P3"/>
      <text:p text:style-name="P24">Unser Wilde<text:span text:style-name="T89">r</text:span>, der seinen Namen nicht verraten will, wieso auch immer, führt uns <text:span text:style-name="T89">auf den Weg</text:span> zu seinen geächteten Freunden. Es ist seltsam, als <text:span text:style-name="T95">U</text:span>ntoter in Gesellschaft von <text:span text:style-name="T3">freundlichen Lebenden zu sein. Ugoki muss sich zurückhalten, nicht einfach in den Arm oder die Schulter des Menschen zu beißen.</text:span></text:p>
      <text:p text:style-name="P24"><text:span text:style-name="T3"/></text:p>
      <text:p text:style-name="P25"><text:span text:style-name="T3">Der Weg führt uns zuerst ein Stückchen zurück nach Westen an der Berggrenze </text:span><text:span text:style-name="T4">entlang</text:span><text:span text:style-name="T3">, bis wir einen gut versteckten Pfad nach Norden einschlagen </text:span><text:span text:style-name="T4">werden. Unser Freund sagt, er wüsste selbst nicht mehr ganz genau, wo sich dieser Pfad befindet</text:span><text:span text:style-name="T3">.</text:span></text:p>
      <text:p text:style-name="P25"><text:span text:style-name="T3"/></text:p>
      <text:p text:style-name="P25"><text:soft-page-break/><text:span text:style-name="T3">--- </text:span><text:span text:style-name="T4">Man startet im Südosten der länglich, in die Höhe gezogenen Karte. Im Norden der Karte ist ein Höhleneingang oder sowas</text:span></text:p>
      <text:p text:style-name="P25"><text:span text:style-name="T4"/></text:p>
      <text:p text:style-name="P25"><text:span text:style-name="T4">--- Ziel: Führe Tedder nach Norden in den Bergen</text:span></text:p>
      <text:p text:style-name="P25"><text:span text:style-name="T4"/></text:p>
      <text:p text:style-name="P25"><text:span text:style-name="T4">--- Auf dem Weg kommen ein paar wenige Wölfe, die man ohne Probleme abschlachten soll.</text:span></text:p>
      <text:p text:style-name="P25"><text:span text:style-name="T4"/></text:p>
      <text:p text:style-name="P25"><text:span text:style-name="T4">--- Wenn nach ein paar Wölfen ein weiterer Wolf getötet wird…</text:span></text:p>
      <text:p text:style-name="P25"><text:span text:style-name="T4"/></text:p>
      <text:p text:style-name="P26"><text:span text:style-name="T3">Ugoki: „Ich hab Hunger. Können wir den Wolf hier braten?“</text:span></text:p>
      <text:p text:style-name="P26"><text:span text:style-name="T3"/></text:p>
      <text:p text:style-name="P26"><text:span text:style-name="T3">Tedder: „Sicher doch. Lass uns ein Feuer machen.“</text:span></text:p>
      <text:p text:style-name="P26"><text:span text:style-name="T3"/></text:p>
      <text:p text:style-name="P26"><text:span text:style-name="T3">Grätrich: „Wir sollten uns beeilen, meine Freunde. Feuer zieht nicht nur die Monster an, denen wir bisher begegneten - Andere Wesen, viel gefährlicher als Wölfe!“</text:span></text:p>
      <text:p text:style-name="P26"><text:span text:style-name="T3"/></text:p>
      <text:p text:style-name="P26"><text:span text:style-name="T3">Tedder: „Willst du jetzt was essen oder meckern?“</text:span></text:p>
      <text:p text:style-name="P26"><text:span text:style-name="T3"/></text:p>
      <text:p text:style-name="P26"><text:span text:style-name="T3">Dialog: „Die drei Gefährten entfachen ein Feuer und verspeisen das Fleisch des Wolfes.“</text:span></text:p>
      <text:p text:style-name="P26"><text:span text:style-name="T3"/></text:p>
      <text:p text:style-name="P26"><text:span text:style-name="T3">Ugoki: „Hmmmmmmmm… Das hat gemundet!“</text:span></text:p>
      <text:p text:style-name="P26"><text:span text:style-name="T3"/></text:p>
      <text:p text:style-name="P26"><text:span text:style-name="T3">Dialog: „Als alle satt </text:span><text:span text:style-name="T26">sind</text:span><text:span text:style-name="T3">, sitzen sie noch eine kurze Zeit am Feuer. Es ertönt ein Knurren, nicht weit entfernt vom Lagerfeuer.“</text:span></text:p>
      <text:p text:style-name="P26"><text:span text:style-name="T3"/></text:p>
      <text:p text:style-name="P26"><text:span text:style-name="T3">Grätrich: „Habt ihr das gehört?? Ich habe euch gewarnt. Zur Hölle sollt ihr fahren!“</text:span></text:p>
      <text:p text:style-name="P26"><text:span text:style-name="T3"/></text:p>
      <text:p text:style-name="P26"><text:span text:style-name="T3">Tedder: „In der Hölle steht Untoten wohl ziemlich sicher ein Platz zu. </text:span><text:span text:style-name="T5">Aber ja, wir haben das auch gehört. Scheint größer als ein Wolf zu sein.</text:span><text:span text:style-name="T3">“</text:span></text:p>
      <text:p text:style-name="P26"><text:span text:style-name="T3"/></text:p>
      <text:p text:style-name="P27"><text:span text:style-name="T3">Ugoki: „Ob man das essen kann?“</text:span></text:p>
      <text:p text:style-name="P27"><text:span text:style-name="T3"/></text:p>
      <text:p text:style-name="P27"><text:span text:style-name="T3">--- Ein Zwerg (Name: Dralgur) kommt, knurrend, hinter einem Felsen hervor und bedroht Tedder, Ugoki und Grätrich</text:span></text:p>
      <text:p text:style-name="P27"><text:span text:style-name="T3"/></text:p>
      <text:p text:style-name="P27"><text:span text:style-name="T3">Dralgur: „Was tun Untote in diesen Berge? Keinen Schritt, oder mein Hammer zerschmettert deinen Brustkorb, Grässlichkeit!“</text:span></text:p>
      <text:p text:style-name="P27"><text:span text:style-name="T3"/></text:p>
      <text:p text:style-name="P27"><text:span text:style-name="T3">Grätrich: „(</text:span><text:span text:style-name="T2">zitter)</text:span><text:span text:style-name="T3">“</text:span></text:p>
      <text:p text:style-name="P27"><text:span text:style-name="T3"/></text:p>
      <text:p text:style-name="P27"><text:span text:style-name="T3">Tedder: „Mimimimimi. Wir tun dir nichts, Zwerg. Wir sind auf dem Weg zu Freunden unseres lebenden Begleiters hier. Was tust du hier? Sind noch mehr von euch in der Nähe?“</text:span></text:p>
      <text:p text:style-name="P27"><text:span text:style-name="T3"/></text:p>
      <text:p text:style-name="P27"><text:span text:style-name="T3">Ugoki: „Hab schon lang keinen Zwerg mehr gegessen.“</text:span></text:p>
      <text:p text:style-name="P27"><text:span text:style-name="T3"/></text:p>
      <text:p text:style-name="P27"><text:span text:style-name="T3">Tedder: „Ruhe, Ugoki.“</text:span></text:p>
      <text:p text:style-name="P27"><text:span text:style-name="T3"/></text:p>
      <text:p text:style-name="P27"><text:span text:style-name="T3">Dralgur: „Hm., tja. Schwierig. Ich werde euch nichts tun, wenn ihr lediglich friedlich durch die Lande zieht – Ich bin </text:span><text:span text:style-name="T27">auch</text:span><text:span text:style-name="T3"> allein gegen drei. Nur esst mich nicht!“</text:span></text:p>
      <text:p text:style-name="P27"><text:span text:style-name="T3"/></text:p>
      <text:p text:style-name="P27"><text:span text:style-name="T3">Tedder: „Ähm...“</text:span></text:p>
      <text:p text:style-name="P27"><text:span text:style-name="T3"/></text:p>
      <text:p text:style-name="P27"><text:span text:style-name="T3">Dralgur: „Mein Name ist Dralgur. </text:span><text:span text:style-name="T28">I</text:span><text:span text:style-name="T3">ch bin vom nordöstlichen Zwergenreich entflohen, vom Fürsten Dulagan wurd ich von meiner Heimat verbannt. Doch seis drum geschehen – Auf welchem Weg befindet ihr euch?“</text:span></text:p>
      <text:p text:style-name="P27"><text:span text:style-name="T3"/></text:p>
      <text:p text:style-name="P27"><text:span text:style-name="T3">Grätrich: „(</text:span><text:span text:style-name="T2">erleichtert</text:span><text:span text:style-name="T3">) Puuh. Nur ein einzelner Zwerg. Ich hab da wirklich schlechte Erfahrungen.“</text:span></text:p>
      <text:p text:style-name="P27"><text:span text:style-name="T3"/></text:p>
      <text:p text:style-name="P27"><text:span text:style-name="T3">Ugoki: „Ich auch, mit dem Nachgeschmack.“</text:span></text:p>
      <text:p text:style-name="P27"><text:span text:style-name="T3"/></text:p>
      <text:p text:style-name="P27"><text:span text:style-name="T3">Dialog: „Sie erzählen </text:span><text:span text:style-name="T6">Dralgur von ihrem Vorhaben, </text:span><text:span text:style-name="T29">nördlich</text:span><text:span text:style-name="T6"> die </text:span><text:span text:style-name="T29">g</text:span><text:span text:style-name="T6">esetzlosen Verbannten aus Bostim </text:span><text:span text:style-name="T29">um Hilfe zu erbeten</text:span><text:span text:style-name="T6"> und König Disgustus I. zu stürzen. Tedder erzählt, wer er einst war, und wie es zu seiner derzeit misslichen Lage kommen konnte.</text:span><text:span text:style-name="T3">“</text:span></text:p>
      <text:p text:style-name="P27"><text:span text:style-name="T3"/></text:p>
      <text:p text:style-name="P29"><text:soft-page-break/><text:span text:style-name="T3">Dralgur: „Nehmt mich mit, einsame Wanderer. Ich kenne mich in nördlichem Gebiet der Berge gut aus und bin beweglicher als ihr in diesem unwegsamen Gebiet.“</text:span></text:p>
      <text:p text:style-name="P29"><text:span text:style-name="T3"/></text:p>
      <text:p text:style-name="P30"><text:span text:style-name="T3">Tedder: „Jeder Mann ist eine unverzichtbare Hilfe.“</text:span></text:p>
      <text:p text:style-name="P30"><text:span text:style-name="T3"/></text:p>
      <text:p text:style-name="P30"><text:span text:style-name="T3">--- Ziel: Zieht jetzt nach Norden, zum Höhleneingang</text:span></text:p>
      <text:p text:style-name="P30"><text:span text:style-name="T3"/></text:p>
      <text:p text:style-name="P30"><text:span text:style-name="T3">--- Wenn Höhleneingang erreicht…</text:span></text:p>
      <text:p text:style-name="P30"><text:span text:style-name="T3"/></text:p>
      <text:p text:style-name="P30"><text:span text:style-name="T3">Tedder: „Wilde zuerst.“</text:span></text:p>
      <text:p text:style-name="P30"><text:span text:style-name="T3"/></text:p>
      <text:p text:style-name="P30"><text:span text:style-name="T3">Grätrich: „Pfft. Na gut.“</text:span></text:p>
      <text:p text:style-name="P30"><text:span text:style-name="T3"/></text:p>
      <text:p text:style-name="P28"><text:span text:style-name="T3"/></text:p>
      <text:p text:style-name="P28"><text:span text:style-name="T3"/></text:p>
      <text:p text:style-name="P28"><text:span text:style-name="T3"/></text:p>
      <text:p text:style-name="P92"><text:span text:style-name="T3">Episode 5: Freund </text:span><text:span text:style-name="T7">oder Feind</text:span></text:p>
      <text:p text:style-name="P92"><text:span text:style-name="T7"/></text:p>
      <text:p text:style-name="P88"><text:span text:style-name="T3">Der steile Höhleneingang kühlt die Körpertemperatur des Wilden und Zwerge</text:span><text:span text:style-name="T11">n</text:span><text:span text:style-name="T3"> rapide herab. Ein Glück, </text:span><text:span text:style-name="T8">für Ugoki und mich</text:span><text:span text:style-name="T3">, untot zu sein. </text:span><text:span text:style-name="T8">Dralgur und unser Freund, der immer noch nicht seinen Namen verraten will, verstehen sich gut und unterhalten sich ununterbrochen. Naja, nicht ganz ununterbrochen, und auch nicht lange. Die Höhle verdüstert die Stimmung. Es wird immer dunkler und wir haben keine Fackel mit uns genommen – Woher denn auch.</text:span></text:p>
      <text:p text:style-name="P88"><text:span text:style-name="T8"/></text:p>
      <text:p text:style-name="P89"><text:span text:style-name="T3">Ugoki und ich tauschen uns darüber aus, wie wir Disgustus töten werden. Ugoki scheint gar nicht so sehr an der Rache mehr interessiert zu sein. Er weicht dem Gespräch immer mehr aus, und grübelt flüsternd darüber nach, ob man einen gravierenden Unterschied zwischen Zwerg und Wildem schmecken würde. Ich versuche ihn wirklich davon abzubringen, ich mag die beiden. Beim Wilden bin ich mir nicht sicher. Aber Dralgur ist ein netter, kleiner, </text:span><text:span text:style-name="T30">haariger </text:span><text:span text:style-name="T3">Zeitgenosse.</text:span></text:p>
      <text:p text:style-name="P89"><text:span text:style-name="T3"/></text:p>
      <text:p text:style-name="P89"><text:span text:style-name="T3">Als ich Dralgur nach dem Grund für seine Verbannung frage, will er es zuerst nicht erzählen. Doch dann packt er aus: Ein wirklich großes aber haariges, verschrumpeltes Ding, das er da hat. Er sagt, er hätte der Frau des Zwergenfürsten Dulagan diesen Bart abgeschnitten. Sein Bruder gab ihm 100 Goldstücke dafür – Ein wirklich nicht abzuschlagendes Angebot. Ich kann nicht glauben, wie dieser Bart einer Frau gehören kann. Aber gut, Zwerge.</text:span></text:p>
      <text:p text:style-name="P89"><text:span text:style-name="T3"/></text:p>
      <text:p text:style-name="P89"><text:span text:style-name="T3">Unser wilder Namenloser kichert immer zu verrückt vor sich hin, </text:span><text:span text:style-name="T9">wenn Disgustus Name erwähnt wird</text:span><text:span text:style-name="T3">. </text:span><text:span text:style-name="T9">Vielleicht verheimlicht er etwas?</text:span><text:span text:style-name="T3"> Es nervt mich mittlerweile ein wenig, aber noch </text:span><text:span text:style-name="T10">auszuhalten</text:span><text:span text:style-name="T3">. </text:span><text:span text:style-name="T9">Ich hoffe, spreche aber natürlich nicht aus, dass</text:span><text:span text:style-name="T3"> es Ugoki </text:span><text:span text:style-name="T9">ab einem gewissen Punkt überkommt und er den Wilden einfach aufisst.</text:span></text:p>
      <text:p text:style-name="P89"><text:span text:style-name="T9"/></text:p>
      <text:p text:style-name="P89"><text:span text:style-name="T9">--- </text:span><text:span text:style-name="T11">Szenario handelt in einer Höhle. Tedder, Ugoki, Dralgur und der unbekannte Wilde (Grätrich) starten im Südwesten, dem „Höhleneingang“</text:span></text:p>
      <text:p text:style-name="P89"><text:span text:style-name="T11"/></text:p>
      <text:p text:style-name="P90"><text:span text:style-name="T11">--- Ziel ist es, in der Höhle die Freunde von Grätrich und deren Versteck zu finden. </text:span><text:span text:style-name="T12">Das Versteck befindet sich entweder Nördlich oder Östlich – Bei beiden Orten sind Lager, jedoch wird per Zufall nur ein Ort für die Verbündeten ausgewählt. </text:span><text:span text:style-name="T13">Im jeweils anderen Lager sind riesige Monster: Spinnen, Ratten und Fledermäuse.</text:span></text:p>
      <text:p text:style-name="P90"><text:span text:style-name="T13"/></text:p>
      <text:p text:style-name="P91"><text:span text:style-name="T13">D</text:span><text:span text:style-name="T3">ralgur: „(</text:span><text:span text:style-name="T2">frierend</text:span><text:span text:style-name="T3">) </text:span><text:span text:style-name="T14">H</text:span><text:span text:style-name="T3">ätte ich nur meinen Wintermantel bei mir.“</text:span></text:p>
      <text:p text:style-name="P90"><text:span text:style-name="T13"/></text:p>
      <text:p text:style-name="P90"><text:span text:style-name="T13">--- Ziel: Finde die Freunde vom namenlosen Wilden</text:span></text:p>
      <text:p text:style-name="P31"><text:span text:style-name="T3"/></text:p>
      <text:p text:style-name="P31"><text:span text:style-name="T3">--- </text:span><text:span text:style-name="T14">Wenn Ugoki die erste Fledermaus tötet...</text:span></text:p>
      <text:p text:style-name="P31"><text:span text:style-name="T14"/></text:p>
      <text:p text:style-name="P32"><text:span text:style-name="T3">Ugoki: „Hmmmm, wie das wohl schmeckt? Die Krallen an den Flügeln lass ich übrig.“</text:span></text:p>
      <text:p text:style-name="P32"><text:span text:style-name="T3"/></text:p>
      <text:p text:style-name="P32"><text:span text:style-name="T3">--- Wenn Ugoki die erste Ratte tötet…</text:span></text:p>
      <text:p text:style-name="P32"><text:span text:style-name="T3"/></text:p>
      <text:p text:style-name="P32"><text:span text:style-name="T3">Ugoki: „Hmm, jaa. Ich wusste doch, dass es an den Ratten lag, als wir auf jenen Zauberer in der düsteren Höhle trafen.“</text:span></text:p>
      <text:p text:style-name="P32"><text:span text:style-name="T3"/></text:p>
      <text:p text:style-name="P32"><text:span text:style-name="T3">Tedder: „Hörst du mir überhaupt zu? Ich sagte bereits, dass es eher daran lag, dass wir Geister waren.“</text:span></text:p>
      <text:p text:style-name="P32"><text:span text:style-name="T3"/></text:p>
      <text:p text:style-name="P32"><text:soft-page-break/><text:span text:style-name="T3">Grätrich: „Wie kann man so etwas freiwillig essen?“</text:span></text:p>
      <text:p text:style-name="P32"><text:span text:style-name="T3"/></text:p>
      <text:p text:style-name="P33"><text:span text:style-name="T3">--- Wenn Ugoki die erste Spinne tötet…</text:span></text:p>
      <text:p text:style-name="P33"><text:span text:style-name="T3"/></text:p>
      <text:p text:style-name="P34"><text:span text:style-name="T3">Ugoki: „Hmmm, </text:span><text:span text:style-name="T31">haarig wie Dralgur</text:span><text:span text:style-name="T3">. Ich glaub</text:span><text:span text:style-name="T15">e</text:span><text:span text:style-name="T3">, da warte ich auf was anderes Essbares.“</text:span></text:p>
      <text:p text:style-name="P34"><text:span text:style-name="T3"/></text:p>
      <text:p text:style-name="P46"><text:span text:style-name="T3">Dralgur: „Heh!“</text:span></text:p>
      <text:p text:style-name="P34"><text:span text:style-name="T3"/></text:p>
      <text:p text:style-name="P34"><text:span text:style-name="T3">--- </text:span><text:span text:style-name="T16">Wenn die Gefährten auf das Lager stoßen, das voll mit Monstern ist…</text:span></text:p>
      <text:p text:style-name="P34"><text:span text:style-name="T16"/></text:p>
      <text:p text:style-name="P35"><text:span text:style-name="T3">Einheit, die das ganze sichtet: „Ahhh! Das sind zu viele! Lasst uns hier verschwinden – Dieses Lager ist, zumindest von Mensch</text:span><text:span text:style-name="T32">lichem</text:span><text:span text:style-name="T3">, verlassen.“</text:span></text:p>
      <text:p text:style-name="P35"><text:span text:style-name="T3"/></text:p>
      <text:p text:style-name="P35"><text:span text:style-name="T3">--- Im Lager von den „Freunden“ Grätrichs, den Verbannten aus Bostim, Namen: Dolgo (Anführer der Gesetzlosen), </text:span><text:span text:style-name="T17">Kiki (Weibliche Gesetzlose, die selbe, die bereits in Episode 3 mit Grätrich „zusammen aufgefunden wurde“), </text:span><text:span text:style-name="T18">Kronk (Ein Troll, „</text:span><text:span text:style-name="T33">Krieger</text:span><text:span text:style-name="T18">“ der Gesetzlosen, der einzige, mit einer tauglichen Waffe: Einem Hammer)</text:span></text:p>
      <text:p text:style-name="P35"><text:span text:style-name="T3"/></text:p>
      <text:p text:style-name="P35"><text:span text:style-name="T3">--- Wenn die Gefährten auf das Lager mit den Freunden von Grätrich stoßen...</text:span></text:p>
      <text:p text:style-name="P32"><text:span text:style-name="T3"/></text:p>
      <text:p text:style-name="P32"><text:span text:style-name="T3">--- </text:span><text:span text:style-name="T18">Kronk kommt den Gefährten entgegen</text:span></text:p>
      <text:p text:style-name="P32"><text:span text:style-name="T3"/></text:p>
      <text:p text:style-name="P36"><text:span text:style-name="T3">Kronk: „Halt! Wer da?“</text:span></text:p>
      <text:p text:style-name="P36"><text:span text:style-name="T3"/></text:p>
      <text:p text:style-name="P36"><text:span text:style-name="T3">Tedder: „Mein Name ist Tedder, Anführer der Trolle aus den Tückischen Gipfeln. Zumindest war ich das einst. Mein Freund, der Wilde hier, meinte, ihr wäret </text:span><text:span text:style-name="T34">gut gesinnte Bekannte</text:span><text:span text:style-name="T3"> und könntet uns bei etwas behilflich sein.“</text:span></text:p>
      <text:p text:style-name="P36"><text:span text:style-name="T3"/></text:p>
      <text:p text:style-name="P36"><text:span text:style-name="T3">Kronk: „Dann musst du mit Dolgo reden.“</text:span></text:p>
      <text:p text:style-name="P36"><text:span text:style-name="T3"/></text:p>
      <text:p text:style-name="P36"><text:span text:style-name="T3">--- Alle ziehen in das Lager hinein, zu Dolgo</text:span></text:p>
      <text:p text:style-name="P36"><text:span text:style-name="T3"/></text:p>
      <text:p text:style-name="P36"><text:span text:style-name="T3">Dolgo: „Mir wurde gesagt, ihr wäret Tedder. Doch was ich sehe ist ein hässlicher, kleiner Zwerg, zwei Untote und – Halt. Was tut Gräfrat in unseren Höhlen? Gräfrat, sprich, du verweichlichtes kleines Kind! Wer seid ihr, dass ihr glaubt, meine Zeit zu verschwenden zu dürfen? Dass ihr es wagt, Gräfrat hier her zurück zu bringen, in seinen wohl sicheren Tod? Sagte ich nicht, dass du fern von uns bleiben sollst, du verlogene Ratte!“</text:span></text:p>
      <text:p text:style-name="P36"><text:span text:style-name="T3"/></text:p>
      <text:p text:style-name="P36"><text:span text:style-name="T3">Kiki: „(</text:span><text:span text:style-name="T2">kicher</text:span><text:span text:style-name="T3">)“</text:span></text:p>
      <text:p text:style-name="P36"><text:span text:style-name="T3"/></text:p>
      <text:p text:style-name="P36"><text:span text:style-name="T3">Tedder: „Wer ist Gräfrat?“</text:span></text:p>
      <text:p text:style-name="P36"><text:span text:style-name="T3"/></text:p>
      <text:p text:style-name="P36"><text:span text:style-name="T3">Gräfrat: „(</text:span><text:span text:style-name="T2">kicher</text:span><text:span text:style-name="T3">)</text:span><text:span text:style-name="T2"> </text:span><text:span text:style-name="T3">Ähm, also, ja, tut mir leid, Tedder. Hab da vergessen was zu sagen.“</text:span></text:p>
      <text:p text:style-name="P36"><text:span text:style-name="T3"/></text:p>
      <text:p text:style-name="P36"><text:span text:style-name="T3">Ugoki: „Lasst mich diesen stinkenden Wilden verspeisen, sofort!“</text:span></text:p>
      <text:p text:style-name="P36"><text:span text:style-name="T3"/></text:p>
      <text:p text:style-name="P36"><text:span text:style-name="T3">Tedder: „Solltest du nicht von mir gehört haben, Dolgo, so hat es mit Sicherheit euer Troll hier. Wie ist dein Name, Krieger?“</text:span></text:p>
      <text:p text:style-name="P36"><text:span text:style-name="T3"/></text:p>
      <text:p text:style-name="P36"><text:span text:style-name="T3">Kronk: „Kronk. Ich habe von dir gehört. Wollte nie zu deinem Stamm, der war langweilig. Kein Krieg. </text:span><text:span text:style-name="T19">Wieso bist du untot?</text:span><text:span text:style-name="T3">“</text:span></text:p>
      <text:p text:style-name="P36"><text:span text:style-name="T3"/></text:p>
      <text:p text:style-name="P36"><text:span text:style-name="T3">Dolgo: „Um Gräfrat können wir uns später kümmern. Wenn Kronk sagt, dass ihr es wert seid, angehört zu werden, so sprecht, Tedder.“</text:span></text:p>
      <text:p text:style-name="P36"><text:span text:style-name="T3"/></text:p>
      <text:p text:style-name="P37"><text:span text:style-name="T3">Dialog: „Und Tedder erzählte, erneut, seine Geschichte, bis zu dem Moment, als sie den Zwerg Dralgur trafen. Ab da erzählte der Zwerg, der bis jetzt still schweigend im Schutz des Schattens gestanden hatte, weiter.“</text:span></text:p>
      <text:p text:style-name="P37"><text:span text:style-name="T3"/></text:p>
      <text:p text:style-name="P37"><text:span text:style-name="T3">Dolgo: „Pah! Dieser lächerliche Abschaum Disgustus. Was glaubtest du, wer Gräfrat ist? Was glaubst du, weshalb er unwillkommen ist?“</text:span></text:p>
      <text:p text:style-name="P37"><text:span text:style-name="T3"/></text:p>
      <text:p text:style-name="P37"><text:span text:style-name="T3">Tedder: „Ähm“</text:span></text:p>
      <text:p text:style-name="P37"><text:soft-page-break/><text:span text:style-name="T3"/></text:p>
      <text:p text:style-name="P37"><text:span text:style-name="T3">Gräfrat: „Ich sag ja schon...“</text:span></text:p>
      <text:p text:style-name="P37"><text:span text:style-name="T3"/></text:p>
      <text:p text:style-name="P37"><text:span text:style-name="T3">Dolgo: „Gräfrat ist der Sohn von König Disgustus I. und er gehört den Ratten und Spinnen oder den Wölfen draußen in der Wildnis zum Fraß vorgeworfen, ganz wie sein Vater!“</text:span></text:p>
      <text:p text:style-name="P37"><text:span text:style-name="T3"/></text:p>
      <text:p text:style-name="P37"><text:span text:style-name="T3">Dialog: „Eine Weile sagte keiner etwas. Es war still.“</text:span></text:p>
      <text:p text:style-name="P37"><text:span text:style-name="T3"/></text:p>
      <text:p text:style-name="P37"><text:span text:style-name="T3">Tedder: „Ugoki, du darfst essen.“</text:span></text:p>
      <text:p text:style-name="P37"><text:span text:style-name="T3"/></text:p>
      <text:p text:style-name="P37"><text:span text:style-name="T3">Ugoki: „Jaaaa!“</text:span></text:p>
      <text:p text:style-name="P37"><text:span text:style-name="T3"/></text:p>
      <text:p text:style-name="P37"><text:span text:style-name="T3">Gräfrat: „Neiiiin! Stop! Nicht essen! Halt!“</text:span></text:p>
      <text:p text:style-name="P37"><text:span text:style-name="T3"/></text:p>
      <text:p text:style-name="P37"><text:span text:style-name="T3">Dialog: „Ugoki hat Gräfrat schon fest in den Händen und war kurz davor, seinen Arm abzureißen um davon zu probieren.“</text:span></text:p>
      <text:p text:style-name="P37"><text:span text:style-name="T3"/></text:p>
      <text:p text:style-name="P37"><text:span text:style-name="T3">Tedder: „Halt</text:span><text:span text:style-name="T35">e</text:span><text:span text:style-name="T3"> ein, mein Freund. Vielleicht sollten wir mehr erfahren, bevor wir diese Maßnahmen ergreifen. Gräfrat, was für Gründe hast du, mit königlichem Blut als Verbannter umherzustreifen?“</text:span></text:p>
      <text:p text:style-name="P37"><text:span text:style-name="T3"/></text:p>
      <text:p text:style-name="P37"><text:span text:style-name="T3">Gräfrat: „Ich wurde verbannt von meines Vaters Freund, ein hoher Offizier aus Bostim. Es ist Jahre her – Ich war 14 Jahre alt. Ich streifte umher und traf auf Kiki.“</text:span></text:p>
      <text:p text:style-name="P37"><text:span text:style-name="T3"/></text:p>
      <text:p text:style-name="P37"><text:span text:style-name="T3">Tedder: „Wer ist Kiki? Die Wilde, mit der wir dich sahen, als wir dich mit uns nahmen?“</text:span></text:p>
      <text:p text:style-name="P37"><text:span text:style-name="T3"/></text:p>
      <text:p text:style-name="P37"><text:span text:style-name="T3">Kiki: „Ganz genau. Hihi.“</text:span></text:p>
      <text:p text:style-name="P37"><text:span text:style-name="T3"/></text:p>
      <text:p text:style-name="P37"><text:span text:style-name="T3">Gräfrat: (</text:span><text:span text:style-name="T2">kicher</text:span><text:span text:style-name="T3">) Gut. Ja. Die da. Sie stellte mich Dolgo vor, ohne zu verraten, wer ich bin. Als er es eines Tages herausfand, wurde ich auch hier verbannt. Ich dachte nur, dass ihr alle hier nicht mehr so böse auf mich deswegen seid. Was kann ich denn dafür, einen solch schrecklichen Vater zu haben? Ich will ihn genauso tot sehen wie ihr es wollt!“</text:span></text:p>
      <text:p text:style-name="P37"><text:span text:style-name="T3"/></text:p>
      <text:p text:style-name="P37"><text:span text:style-name="T3">Dolgo: „Mir ist das ziemlich egal. Ich habe nichts mit den sogenannten Zivilisierteren südlich der Berge zu tun. War nett, euch kennengelernt zu haben, Tedder. Verschwindet nun, oder wir töten euch.“</text:span></text:p>
      <text:p text:style-name="P37"><text:span text:style-name="T3"/></text:p>
      <text:p text:style-name="P38"><text:span text:style-name="T3">Tedder: „Aber...“</text:span></text:p>
      <text:p text:style-name="P38"><text:span text:style-name="T3"/></text:p>
      <text:p text:style-name="P38"><text:span text:style-name="T35">Dolgo</text:span><text:span text:style-name="T3">: „Entfernt euch!“</text:span></text:p>
      <text:p text:style-name="P38"><text:span text:style-name="T3"/></text:p>
      <text:p text:style-name="P39"><text:span text:style-name="T3">Tedder: „Dann spreche ich nicht zu Dolgo, sondern allen anderen hier. Wer daran interessiert ist, mir zu folgen, um die Herrschaft von König Disgustus I. in Bostim sowie sein Leben zu beenden, soll mir folgen. Kronk – Ich verspreche dir eine Menge von Menschen, die du töten und essen darfst! Aber bitte teile es dir gerecht mit Ugoki auf.“</text:span></text:p>
      <text:p text:style-name="P39"><text:span text:style-name="T3"/></text:p>
      <text:p text:style-name="P39"><text:span text:style-name="T3">Kronk: „(</text:span><text:span text:style-name="T2">grunz</text:span><text:span text:style-name="T3">) Pfft. Na gut, hier unten gibt es nichts außer Fledermäusen, Ratten und Spinnen. Die Haare sind zum Kotzen.“</text:span></text:p>
      <text:p text:style-name="P39"><text:span text:style-name="T3"/></text:p>
      <text:p text:style-name="P39"><text:span text:style-name="T3">Dolgo: „Männer! Tötet diese Spinner!“</text:span></text:p>
      <text:p text:style-name="P39"><text:span text:style-name="T3"/></text:p>
      <text:p text:style-name="P39"><text:span text:style-name="T3">--- Es schließen sich Kiki, Kronk und ein paar weitere der Wilden an. Die Gefährten bestehen nun aus: Tedder, Ugoki, Gräfrat, Kiki, Dralgur, Kronk, </text:span><text:span text:style-name="T20">Knarok (ein Wilder), Igorak (ein Wilder) und Krugar (ein Wilder)</text:span></text:p>
      <text:p text:style-name="P39"><text:span text:style-name="T20"/></text:p>
      <text:p text:style-name="P39"><text:span text:style-name="T20">--- </text:span><text:span text:style-name="T21">Dolgo und ganz viele andere Wilden werden jetzt Feinde.</text:span></text:p>
      <text:p text:style-name="P39"><text:span text:style-name="T21"/></text:p>
      <text:p text:style-name="P39"><text:span text:style-name="T21">--- Ziel: Fliehe aus der Höhle vor Dolgos Männer</text:span></text:p>
      <text:p text:style-name="P39"><text:span text:style-name="T21"/></text:p>
      <text:p text:style-name="P39"><text:span text:style-name="T21">--- Es dürfen alle sterben, bis auf: Tedder, Ugoki, Gräfrat, Kiki, Dralgur, Kronk</text:span></text:p>
      <text:p text:style-name="P39"><text:span text:style-name="T21"/></text:p>
      <text:p text:style-name="P39"><text:span text:style-name="T21">--- Wenn Knarok stirbt…</text:span></text:p>
      <text:p text:style-name="P39"><text:span text:style-name="T21"/></text:p>
      <text:p text:style-name="P40"><text:span text:style-name="T3">Knarok: „Argh!“</text:span></text:p>
      <text:p text:style-name="P40"><text:span text:style-name="T3"/></text:p>
      <text:p text:style-name="P40"><text:span text:style-name="T3">Tedder: „Es tut mir leid – Doch wir müssen weiter! Flieht aus diesen Höhlen, Freunde!“</text:span></text:p>
      <text:p text:style-name="P40"><text:soft-page-break/><text:span text:style-name="T3"/></text:p>
      <text:p text:style-name="P40"><text:span text:style-name="T3">--- Wenn Igorak stirbt…</text:span></text:p>
      <text:p text:style-name="P40"><text:span text:style-name="T3"/></text:p>
      <text:p text:style-name="P40"><text:span text:style-name="T3">Igorak: „Ugh...“</text:span></text:p>
      <text:p text:style-name="P40"><text:span text:style-name="T3"/></text:p>
      <text:p text:style-name="P40"><text:span text:style-name="T3">Ugoki: „Wir verlieren Krieger!“</text:span></text:p>
      <text:p text:style-name="P40"><text:span text:style-name="T3"/></text:p>
      <text:p text:style-name="P40"><text:span text:style-name="T3">Tedder: „Krieger? Die haben nicht einmal Waffen. Weiter, Männer, </text:span><text:span text:style-name="T22">weg</text:span><text:span text:style-name="T3"> hier!“</text:span></text:p>
      <text:p text:style-name="P40"><text:span text:style-name="T3"/></text:p>
      <text:p text:style-name="P40"><text:span text:style-name="T3">--- </text:span><text:span text:style-name="T23">Wenn Tedder den Ausgang erreicht, </text:span><text:span text:style-name="T24">der im Nordosten liegt (zwischen den beiden Lagern im Norden und Osten)</text:span></text:p>
      <text:p text:style-name="P40"><text:span text:style-name="T23"/></text:p>
      <text:p text:style-name="P41"><text:span text:style-name="T3">Tedder: „Wir haben sie abgehängt!“</text:span></text:p>
      <text:p text:style-name="P41"><text:span text:style-name="T3"/></text:p>
      <text:p text:style-name="P41"><text:span text:style-name="T3"/></text:p>
      <text:p text:style-name="P41"><text:span text:style-name="T3"/></text:p>
      <text:p text:style-name="P41"><text:span text:style-name="T3"/></text:p>
      <text:p text:style-name="P4"><text:span text:style-name="T3">Episode 6: </text:span><text:span text:style-name="T45">todo Titel</text:span></text:p>
      <text:p text:style-name="P4"><text:span text:style-name="T3"/></text:p>
      <text:p text:style-name="P42"><text:span text:style-name="T3">Ich warte am Höhlenausgang </text:span><text:span text:style-name="T25">ein paar Minuten, bis wir vollständig sind. Wir müssen uns beeilen, die Männer von Dolgo sind uns auf den Fersen. Dralgur schlägt vor, in den Osten der Tückischen Gipfel zu marschieren, wo er eine verlassene Zwergenstadt kennt und wir Unterschlupf finden können.</text:span></text:p>
      <text:p text:style-name="P42"><text:span text:style-name="T25"/></text:p>
      <text:p text:style-name="P43"><text:span text:style-name="T3">Kronk ist ein mächtiger Krieger, und wohl auch der Stärkste </text:span><text:span text:style-name="T45">von uns</text:span><text:span text:style-name="T3">, wie es scheint. Die ganzen Wilden hier besitzen keine Waffen. Wie zur Hölle sollen die Ugoki und mir dabei helfen, Disgustus zu stürzen? Die sind höchsten Kanonenfutter oder eine schlechte Ablenkung. </text:span></text:p>
      <text:p text:style-name="P43"><text:span text:style-name="T3"/></text:p>
      <text:p text:style-name="P44"><text:span text:style-name="T3">Meine Rachegelüste sind wieder gekommen. Ich denke, wenn ich mich an dem Menschenkönig in Bostim gerächt habe, werde ich Dolgo noch mal einen Besuch abstatten und seine Körperteile mit Ugoki und Kronk verspeisen.</text:span></text:p>
      <text:p text:style-name="P44"><text:span text:style-name="T3"/></text:p>
      <text:p text:style-name="P44"><text:span text:style-name="T3">Dralgur führt uns weiter in Richtung Osten, bis wir auf ein verlassenes Dorf stoßen. Wir schlagen unser Lager auf und teilen Wachen ein, wegen wilden Tieren und </text:span><text:span text:style-name="T36">da </text:span><text:span text:style-name="T3">wir nicht wissen, ob Dolgo uns immer noch verfolgen lässt.</text:span></text:p>
      <text:p text:style-name="P44"><text:span text:style-name="T3"/></text:p>
      <text:p text:style-name="P45"><text:span text:style-name="T3">Gräfrat und Kiki sind nicht mehr anzusprechen, sie verschwinden oft für mehrere Minuten oder bleiben länger zurück und holen dann wieder rennend den Weg auf, den sie hinter uns waren. Ich weiß nicht ganz genau, </text:span><text:span text:style-name="T37">ob Gräfrat nicht doch gelogen hat. Er sieht nicht wie einer aus, der versucht hat, seinen Vater umzubringen</text:span><text:span text:style-name="T3">. Vielleicht einfach nur wegen seiner abstoßenden Unaushaltbarkeit. Er versprach Ugoki und mir zu helfen, aber anstatt uns irgendeine Art von Hilfe zu erweisen mussten wir vor einem im Untergrund lebenden Gesetzlosen fliehen und sitzen jetzt in einer verlassenen Zwergenstadt fest. Wenigstens hat sich Kronk uns angeschlossen – Das hätte auch anders laufen können, und dann wären wir jetzt alle tot.</text:span></text:p>
      <text:p text:style-name="P45"><text:span text:style-name="T3"/></text:p>
      <text:p text:style-name="P45"><text:span text:style-name="T3">Bevor alle schlafen gehen und die erste Nachtwache aufgestellt werden muss, erzählt Dralgur von seiner Vergangenheit und dem Zwergenfürsten Dulagan, der dessen Sitz sich nordöstlich von dieser Zwergenstadt befindet. Dieses Dorf war wohl einst ein Außenposten, doch das ist Ewigkeiten her. In den letzten Jahrhunderten herrschte Frieden, also war es nicht mehr nötig, einen solchen Stützpunkt zu halten.</text:span></text:p>
      <text:p text:style-name="P37"><text:span text:style-name="T3"/></text:p>
      <text:p text:style-name="P48"><text:span text:style-name="T3">Der Bruder von Dralgur ist in einer höheren Position, als Leibwächter des Dulagan, tätig. Er verschaffte Dralgur den Zugang zum Schlafzimmer des Zwergenfürsten, wo der Bart der Fürstenfrau seinem Ende begegnete. Ich grüble mit Dralgur, Kronk und Ugoki darüber nach, was uns für Möglichkeiten offen stehen, Disgustus zu töten oder entführen.</text:span></text:p>
      <text:p text:style-name="P48"><text:span text:style-name="T3"/></text:p>
      <text:p text:style-name="P48"><text:span text:style-name="T3">Eine Möglichkeit ergibt sich mit Grätrich. Doch wenn er ein ernsthaft Verbannter aus Bostim ist, wird uns das auch nicht weiter helfen. Eine Offensive gegen die Stadtwache der Menschen ist hoffnungslos – Die Gesetzlosen, die sich uns angeschlossen haben, haben keine richtigen Waffen und wir sind viel, viel zu wenige Männer.</text:span></text:p>
      <text:p text:style-name="P48"><text:span text:style-name="T3"/></text:p>
      <text:p text:style-name="P48"><text:span text:style-name="T3">Dralgur hat eine Idee: Dulagans Zwerge haben in allen möglichen Regionen der Tückischen Gipfel Waffenlager, die wir versuchen könnten auszurauben.</text:span></text:p>
      <text:p text:style-name="P48"><text:span text:style-name="T3"/></text:p>
      <text:p text:style-name="P48"><text:span text:style-name="T3">--- Süden der Karte starten die Gefährten, in den Tückischen Gipfeln, also überall Berge</text:span></text:p>
      <text:p text:style-name="P48"><text:span text:style-name="T3"/></text:p>
      <text:p text:style-name="P48"><text:soft-page-break/><text:span text:style-name="T3">Dralgur: „Die Waffenkammern sind jedoch niemals unbewacht – Nicht einmal mit zwei der Schildwachen könnten wir es mit unseren Freunden hier aufnehmen. Sie zerlegen uns, noch bevor sie ihre Steinschleudern <text:s/>ent</text:span><text:span text:style-name="T38">w</text:span><text:span text:style-name="T3">irrt haben.“</text:span></text:p>
      <text:p text:style-name="P48"><text:span text:style-name="T3"/></text:p>
      <text:p text:style-name="P49"><text:span text:style-name="T3">Tedder: „</text:span><text:span text:style-name="T39">Wie Verhandlungsbereit verhält sich Dulagan im Gespräch, mit einem Untoten wie mir?</text:span><text:span text:style-name="T3">“</text:span></text:p>
      <text:p text:style-name="P49"><text:span text:style-name="T3"/></text:p>
      <text:p text:style-name="P50"><text:span text:style-name="T3">Dralgur: „...“</text:span></text:p>
      <text:p text:style-name="P50"><text:span text:style-name="T3"/></text:p>
      <text:p text:style-name="P50"><text:span text:style-name="T3">Ugoki: „Ich werde seine Barthaare ausreißen, bis er sich wünscht, uns seine Waffen mit Geschenkpapier und Schleifchen zu übergeben!“</text:span></text:p>
      <text:p text:style-name="P50"><text:span text:style-name="T3"/></text:p>
      <text:p text:style-name="P51"><text:span text:style-name="T3">Tedder: „Hört sich plausibel an.“</text:span></text:p>
      <text:p text:style-name="P51"><text:span text:style-name="T3"/></text:p>
      <text:p text:style-name="P51"><text:span text:style-name="T3">Ugoki: „Großartig!“</text:span></text:p>
      <text:p text:style-name="P51"><text:span text:style-name="T3"/></text:p>
      <text:p text:style-name="P51"><text:span text:style-name="T3">Dralgur: „...“</text:span></text:p>
      <text:p text:style-name="P51"><text:span text:style-name="T3"/></text:p>
      <text:p text:style-name="P51"><text:span text:style-name="T3">Tedder: „Nein! </text:span><text:span text:style-name="T40">Wir müssen taktisch klug vorgehen. Wenn wir uns als Untote den Schildwachen der Zwerge nähern, sind wir keine Untoten mehr, sondern Tote.</text:span><text:span text:style-name="T3">“</text:span></text:p>
      <text:p text:style-name="P51"><text:span text:style-name="T3"/></text:p>
      <text:p text:style-name="P53"><text:span text:style-name="T3">Kronk: „Lasst mich die Zwergenschädel zerschlagen und als Sülze aufkochen!“</text:span></text:p>
      <text:p text:style-name="P53"><text:span text:style-name="T3"/></text:p>
      <text:p text:style-name="P53"><text:span text:style-name="T3">Dralgur: „Die Vorschläge werden nicht besser. </text:span><text:span text:style-name="T41">Ich würde ja mit Dulagan oder wenigstens meinem Bruder, Galgrad, sprechen, doch ich bin genauso wenig erwünscht wie ein Untoter.</text:span><text:span text:style-name="T3">“</text:span></text:p>
      <text:p text:style-name="P53"><text:span text:style-name="T3"/></text:p>
      <text:p text:style-name="P53"><text:span text:style-name="T42">Kronk: „Ich habe einen schlauen Plan. Wir gehen hin und lassen uns verhaften!</text:span><text:span text:style-name="T3">“</text:span></text:p>
      <text:p text:style-name="P53"><text:span text:style-name="T3"/></text:p>
      <text:p text:style-name="P54"><text:span text:style-name="T3">Tedder: „Und was dann? Fressen uns gegenseitig auf und sterben in einer kalten Zelle?“</text:span></text:p>
      <text:p text:style-name="P54"><text:span text:style-name="T3"/></text:p>
      <text:p text:style-name="P54"><text:span text:style-name="T3">Dralgur: „Das ist ein </text:span><text:span text:style-name="T43">überraschend </text:span><text:span text:style-name="T3">guter Plan, gebe ich zu. Von den Verließen kommt man in die unterirdischen Gebirgsflüsse, welche wiederum südlich in Richtung Disgusburg, vorbei an deiner ehemaligen Heimat, Tedder, führen. </text:span><text:span text:style-name="T43">Das einzige Problem ist es, aus den Zellen zu den Bodenöffnungen zu gelangen, die zu solchen Flüssen </text:span><text:span text:style-name="T44">weiter</text:span><text:span text:style-name="T43">leiten.</text:span><text:span text:style-name="T3">“</text:span></text:p>
      <text:p text:style-name="P54"><text:span text:style-name="T3"/></text:p>
      <text:p text:style-name="P55"><text:span text:style-name="T3">Tedder: „Aus einer Zelle auszubrechen ist nicht schwer, mein kleiner, zwergischer Freund.“</text:span></text:p>
      <text:p text:style-name="P55"><text:span text:style-name="T3"/></text:p>
      <text:p text:style-name="P55"><text:span text:style-name="T3">Kronk: „Einfach das Schloss kaputthauen.“</text:span></text:p>
      <text:p text:style-name="P55"><text:span text:style-name="T3"/></text:p>
      <text:p text:style-name="P55"><text:span text:style-name="T3">Dralgur: „Du wirst deinen Hammer nicht mehr in Besitz haben, nachdem dich die Schildwachen verhaftet haben.“</text:span></text:p>
      <text:p text:style-name="P55"><text:span text:style-name="T3"/></text:p>
      <text:p text:style-name="P55"><text:span text:style-name="T3">Tedder: „Lass das mal Ugokis und meine Sorge sein. Also, lassen wir uns verhaften!“</text:span></text:p>
      <text:p text:style-name="P55"><text:span text:style-name="T3"/></text:p>
      <text:p text:style-name="P55"><text:span text:style-name="T3">--- Ziel: Reise gen Norden, über die Grenze zu Dulagans Reich und lass dich verhaften.</text:span></text:p>
      <text:p text:style-name="P55"><text:span text:style-name="T3"/></text:p>
      <text:p text:style-name="P55"><text:span text:style-name="T3">--- Wenn man im Norden über die Grenze kommt, erscheinen Zwergenwächter…</text:span></text:p>
      <text:p text:style-name="P55"><text:span text:style-name="T3"/></text:p>
      <text:p text:style-name="P55"><text:span text:style-name="T3">Wächter1: „Halt! Wer wagt es, ungebeten in Dulagans Reich einzudringen?“</text:span></text:p>
      <text:p text:style-name="P55"><text:span text:style-name="T3"/></text:p>
      <text:p text:style-name="P55"><text:span text:style-name="T3">Tedder: „Mein Nam...“</text:span></text:p>
      <text:p text:style-name="P55"><text:span text:style-name="T3"/></text:p>
      <text:p text:style-name="P55"><text:span text:style-name="T3">Wächter2: „Untote! Das sind Untote! Und Trolle! Und… Zwerge und Wilde??? Tötet alle!“</text:span></text:p>
      <text:p text:style-name="P55"><text:span text:style-name="T3"/></text:p>
      <text:p text:style-name="P55"><text:span text:style-name="T3">Wächter1: „Nein – Wir sollten sie fesseln und zu unserm Fürsten geleiten.“</text:span></text:p>
      <text:p text:style-name="P52"><text:span text:style-name="T3"/></text:p>
      <text:p text:style-name="P52"><text:span text:style-name="T3"/></text:p>
      <text:p text:style-name="P52"><text:span text:style-name="T3"/></text:p>
      <text:p text:style-name="P52"><text:span text:style-name="T3"/></text:p>
      <text:p text:style-name="P5"><text:span text:style-name="T3">Episode 7: Gefangene der Zwerge</text:span></text:p>
      <text:p text:style-name="P51"><text:span text:style-name="T3"/></text:p>
      <text:p text:style-name="P56"><text:span text:style-name="T3">Die Zwergenschildwachen fesseln uns alle </text:span><text:span text:style-name="T46">und schleppen uns weiter in Richtung Nordosten. Ein knapper Tagesmarsch durch die Tückischen Gipfel, ein paar Stunden </text:span><text:span text:style-name="T47">durch zwergisches Erdreich und wir scheinen die Hallen des Fürsten Dulagan erreicht zu haben.</text:span></text:p>
      <text:p text:style-name="P56"><text:soft-page-break/><text:span text:style-name="T47"/></text:p>
      <text:p text:style-name="P57"><text:span text:style-name="T47">D</text:span><text:span text:style-name="T3">ie Wachen berichten von ihrer Begegnung mit mir und meinen Gefährten. Den Zwergenherrscher scheint es nicht zu kümmern – Er schickt uns in die Zellen, wo wir auf unser Verhör warten und bis in die Ewigkeit verrecken sollen.</text:span></text:p>
      <text:p text:style-name="P57"><text:span text:style-name="T3"/></text:p>
      <text:p text:style-name="P57"><text:span text:style-name="T3">--- </text:span><text:span text:style-name="T48">Die Gefährten befinden sich im Gefängnis. Vor jeder Zelle steht ein zwergischer Wächter.</text:span></text:p>
      <text:p text:style-name="P57"><text:span text:style-name="T48"/></text:p>
      <text:p text:style-name="P57"><text:span text:style-name="T48">--- Ziel: Entkomme mit allen Gefährten aus den Zellen</text:span></text:p>
      <text:p text:style-name="P57"><text:span text:style-name="T48"/></text:p>
      <text:p text:style-name="P57"><text:span text:style-name="T48">--- In der Zelle von Ugoki befindet sich eine alte Gabel. Neben der Zelle von Ugoki ist Kiki gefangen. Ihre Zellen sind auch mit einer geschlossenen Gefängnistür aus Gitterstäben „verbunden“.</text:span></text:p>
      <text:p text:style-name="P57"><text:span text:style-name="T48"/></text:p>
      <text:p text:style-name="P57"><text:span text:style-name="T48">--- Wenn Ugoki die alte Gabel aufhebt…</text:span></text:p>
      <text:p text:style-name="P57"><text:span text:style-name="T48"/></text:p>
      <text:p text:style-name="P58"><text:span text:style-name="T3">Ugoki: „Was ist dieses rostige, alte Metallstück? Ich kann das ja kaum aufheben, so klein ist das.“</text:span></text:p>
      <text:p text:style-name="P58"><text:span text:style-name="T3"/></text:p>
      <text:p text:style-name="P58"><text:span text:style-name="T3">--- Wenn Kiki an die Tür zu Ugokis Zelle geht...</text:span></text:p>
      <text:p text:style-name="P58"><text:span text:style-name="T3"/></text:p>
      <text:p text:style-name="P58"><text:span text:style-name="T3">Kiki: „Hey, psst, schau her. Pass auf, Untoter. Gib mir das Ding und ich schaue, was ich damit anfangen kann.“</text:span></text:p>
      <text:p text:style-name="P58"><text:span text:style-name="T3"/></text:p>
      <text:p text:style-name="P58"><text:span text:style-name="T3">--- Wenn Ugoki und Kiki sich gegenüber an der Zellentür stehen…</text:span></text:p>
      <text:p text:style-name="P58"><text:span text:style-name="T3"/></text:p>
      <text:p text:style-name="P58"><text:span text:style-name="T3">Ugoki: „Hier, kleines Menschlein.“</text:span></text:p>
      <text:p text:style-name="P58"><text:span text:style-name="T3"/></text:p>
      <text:p text:style-name="P58"><text:span text:style-name="T3">Kiki: „Danke… (</text:span><text:span text:style-name="T2">stochert an dem Schloss der Zellentür herum</text:span><text:span text:style-name="T3">)“</text:span></text:p>
      <text:p text:style-name="P58"><text:span text:style-name="T3"/></text:p>
      <text:p text:style-name="P58"><text:span text:style-name="T3">--- Die Zellentür zwischen Ugokis und Kikis Zelle öffnet sicheren</text:span></text:p>
      <text:p text:style-name="P58"><text:span text:style-name="T3"/></text:p>
      <text:p text:style-name="P60"><text:span text:style-name="T3">Ugoki: „Wow. Dieser Mensch hier ist klüger als die gesamten Bewohner von Bostim zusammen!“</text:span></text:p>
      <text:p text:style-name="P58"><text:span text:style-name="T3"/></text:p>
      <text:p text:style-name="P58"><text:span text:style-name="T3">--- Kiki kann jetzt Zellentüren öffnen, wenn sie neben eine Türe gezogen wird.</text:span></text:p>
      <text:p text:style-name="P58"><text:span text:style-name="T3"/></text:p>
      <text:p text:style-name="P58"><text:span text:style-name="T3">--- </text:span><text:span text:style-name="T49">Wenn Tedder befreit wird…</text:span></text:p>
      <text:p text:style-name="P58"><text:span text:style-name="T49"/></text:p>
      <text:p text:style-name="P59"><text:span text:style-name="T3">Tedder: „Danke, Kiki.“</text:span></text:p>
      <text:p text:style-name="P59"><text:span text:style-name="T3"/></text:p>
      <text:p text:style-name="P59"><text:span text:style-name="T3">--- Wenn Gräfrat befreit wird…</text:span></text:p>
      <text:p text:style-name="P59"><text:span text:style-name="T3"/></text:p>
      <text:p text:style-name="P59"><text:span text:style-name="T3">Gräfrat: „(</text:span><text:span text:style-name="T2">kicher</text:span><text:span text:style-name="T3">) Danke, hihihihi.“</text:span></text:p>
      <text:p text:style-name="P59"><text:span text:style-name="T3"/></text:p>
      <text:p text:style-name="P59"><text:span text:style-name="T3">Kiki: „(</text:span><text:span text:style-name="T2">kicher</text:span><text:span text:style-name="T3">)“</text:span></text:p>
      <text:p text:style-name="P59"><text:span text:style-name="T3"/></text:p>
      <text:p text:style-name="P59"><text:span text:style-name="T3">--- Wenn alle befreit sind….</text:span></text:p>
      <text:p text:style-name="P59"><text:span text:style-name="T3"/></text:p>
      <text:p text:style-name="P59"><text:span text:style-name="T3">Kiki: „Das wären alle.“</text:span></text:p>
      <text:p text:style-name="P59"><text:span text:style-name="T3"/></text:p>
      <text:p text:style-name="P59"><text:span text:style-name="T3">Dralgur: „Sehr gut. Folgt mir nun, ich zeige euch den Weg zur nächsten Waffenkammer.“</text:span></text:p>
      <text:p text:style-name="P59"><text:span text:style-name="T3"/></text:p>
      <text:p text:style-name="P59"><text:span text:style-name="T3"/></text:p>
      <text:p text:style-name="P59"><text:span text:style-name="T3"/></text:p>
      <text:p text:style-name="P59"><text:span text:style-name="T3"/></text:p>
      <text:p text:style-name="P6"><text:span text:style-name="T3">Episode 8: Waffenkammern</text:span></text:p>
      <text:p text:style-name="P6"><text:span text:style-name="T3"/></text:p>
      <text:p text:style-name="P61"><text:span text:style-name="T3">Gräfrat war uns in einer Hinsicht eine Hilfe. Wegen ihm hat Kiki uns begleitet und Dolgo, den Gesetzlosen in jenen Höhlen im Südwesten von unserer aktuellen misslichen Lage, verlassen. Ohne Kiki hätte Ugoki womöglich Jahrzehnte gebraucht, um mit jenem metallenem Gegenstand die Zellentüren zu öffnen.</text:span></text:p>
      <text:p text:style-name="P61"><text:span text:style-name="T3"/></text:p>
      <text:p text:style-name="P61"><text:span text:style-name="T3">Dralgur kennt sich wohl sehr gut hier aus. Was er wohl gearbeitet hatte, bevor er von Dulagan verbannt wurde? Es fällt einigen schwer, mit dem Zwerg schritt zu halten, in diesen </text:span><text:span text:style-name="T50">nur leicht beleuchteten </text:span><text:span text:style-name="T3">Höhlengängen. </text:span><text:span text:style-name="T51">Wir müssen ein paar der Zwergenwachen auf dem Weg bewusstlos schlagen oder töten, je nach dem, wie schnell sie uns bemerken und versuchen, Hilfe zu holen.</text:span></text:p>
      <text:p text:style-name="P61"><text:span text:style-name="T51"/></text:p>
      <text:p text:style-name="P61"><text:soft-page-break/><text:span text:style-name="T51">--- Karte spielt in der Waffenkammer, die Nordwestlich der Karte ist, und im Südwesten ist eine Art „Loch im Boden“, das dann zu einem Fluss führt, der Fluchtweg nachdem man die Waffenkammer geplündert hat</text:span></text:p>
      <text:p text:style-name="P61"><text:span text:style-name="T51"/></text:p>
      <text:p text:style-name="P61"><text:span text:style-name="T51">--- Es befinden sich alle vor der Waffenkammer. Die Türe ist verschlossen.</text:span></text:p>
      <text:p text:style-name="P61"><text:span text:style-name="T51"/></text:p>
      <text:p text:style-name="P61"><text:span text:style-name="T51">--- </text:span><text:span text:style-name="T52">Ziel: Öffne die Türe </text:span><text:span text:style-name="T53">zur Waffenkammer</text:span></text:p>
      <text:p text:style-name="P61"><text:span text:style-name="T51"/></text:p>
      <text:p text:style-name="P61"><text:span text:style-name="T51">--- Wenn jemand vor die Türe geht…</text:span></text:p>
      <text:p text:style-name="P61"><text:span text:style-name="T51"/></text:p>
      <text:p text:style-name="P62"><text:span text:style-name="T3">Die jeweilige Einheit: „Vielleicht sollte Kiki versuchen, diese Türe aufzuschließen...“</text:span></text:p>
      <text:p text:style-name="P62"><text:span text:style-name="T3"/></text:p>
      <text:p text:style-name="P62"><text:span text:style-name="T3">--- Wenn Kiki vor die Türe geht…</text:span></text:p>
      <text:p text:style-name="P62"><text:span text:style-name="T3"/></text:p>
      <text:p text:style-name="P62"><text:span text:style-name="T3">Dialog: „Nach mehreren Minuten scheint sich die Tür immer noch nicht zu öffnen.“</text:span></text:p>
      <text:p text:style-name="P62"><text:span text:style-name="T3"/></text:p>
      <text:p text:style-name="P62"><text:span text:style-name="T3">Kiki: „Mist. Dieses Schloss ist viel zu sehr verrostet bei dieser Türe.“</text:span></text:p>
      <text:p text:style-name="P62"><text:span text:style-name="T3"/></text:p>
      <text:p text:style-name="P62"><text:span text:style-name="T3">Tedder: „Es scheint wohl lange keiner mehr von den Gefängniszellen, von denen wir kommen, versucht, der Waffenkammer einen Besuch abzustatten.“</text:span></text:p>
      <text:p text:style-name="P62"><text:span text:style-name="T3"/></text:p>
      <text:p text:style-name="P63"><text:span text:style-name="T3">Kronk: „Lasst mich mal versuchen!“</text:span></text:p>
      <text:p text:style-name="P63"><text:span text:style-name="T3"/></text:p>
      <text:p text:style-name="P63"><text:span text:style-name="T3">--- Wenn Kronk vor die Türe zieht…</text:span></text:p>
      <text:p text:style-name="P63"><text:span text:style-name="T3"/></text:p>
      <text:p text:style-name="P63"><text:span text:style-name="T3">Dialog: „Kronk tritt die Türe mit Mühelosigkeit ein.“</text:span></text:p>
      <text:p text:style-name="P63"><text:span text:style-name="T3"/></text:p>
      <text:p text:style-name="P63"><text:span text:style-name="T3">--- Die Türe ist zerschmettert, es kann jetzt passiert werden.</text:span></text:p>
      <text:p text:style-name="P63"><text:span text:style-name="T3"/></text:p>
      <text:p text:style-name="P63"><text:span text:style-name="T3">--- Ziel: </text:span><text:span text:style-name="T53">Plündere die Waffenkammer.</text:span></text:p>
      <text:p text:style-name="P63"><text:span text:style-name="T53"/></text:p>
      <text:p text:style-name="P63"><text:span text:style-name="T53">--- Es gibt verschiedene „Waffenhaufen“ oder „-stapel“</text:span></text:p>
      <text:p text:style-name="P63"><text:span text:style-name="T53"/></text:p>
      <text:p text:style-name="P63"><text:span text:style-name="T53">--- Streitkolben: Für Gräfrat, </text:span><text:span text:style-name="T54">Tedder, Ugoki</text:span><text:span text:style-name="T53"> und die anderen Wilden, falls noch welche lebendig sind, gedacht</text:span></text:p>
      <text:p text:style-name="P63"><text:span text:style-name="T53"/></text:p>
      <text:p text:style-name="P63"><text:span text:style-name="T53">--- </text:span><text:span text:style-name="T55">Wenn eine Einheit bei den Streitkolben ist, für die eine andere Waffe gedacht ist…</text:span></text:p>
      <text:p text:style-name="P63"><text:span text:style-name="T55"/></text:p>
      <text:p text:style-name="P64"><text:span text:style-name="T3">Einheit: „Hey, vielleicht ist eine andere Waffe für mich besser geeignet.“</text:span></text:p>
      <text:p text:style-name="P64"><text:span text:style-name="T3"/></text:p>
      <text:p text:style-name="P64"><text:span text:style-name="T3">Tedder: „Wie wäre es mit $waffe[der Waffe, die für die Einheit eben gedacht ist]“</text:span></text:p>
      <text:p text:style-name="P64"><text:span text:style-name="T3"/></text:p>
      <text:p text:style-name="P64"><text:span text:style-name="T3">--- Wenn eine Einheit bei den Streitkolben ist, die auch für Streitkolben gedacht ist…</text:span></text:p>
      <text:p text:style-name="P64"><text:span text:style-name="T3"/></text:p>
      <text:p text:style-name="P64"><text:span text:style-name="T3">Einheit: „Hey, die sehen doch super aus!“</text:span></text:p>
      <text:p text:style-name="P63"><text:span text:style-name="T53"/></text:p>
      <text:p text:style-name="P63"><text:span text:style-name="T53">--- Hämmer: Für Kronk gedacht</text:span></text:p>
      <text:p text:style-name="P63"><text:span text:style-name="T53"/></text:p>
      <text:p text:style-name="P63"><text:span text:style-name="T53">--- </text:span><text:span text:style-name="T55">Wenn Kronk zu den Hämmern zieht…</text:span></text:p>
      <text:p text:style-name="P63"><text:span text:style-name="T55"/></text:p>
      <text:p text:style-name="P64"><text:span text:style-name="T3">Kronk: „Hah! Das nenne ich einen Hammer!“</text:span></text:p>
      <text:p text:style-name="P64"><text:span text:style-name="T3"/></text:p>
      <text:p text:style-name="P64"><text:span text:style-name="T3">--- Wenn eine andere Einheit zu den Hämmern zieht…</text:span></text:p>
      <text:p text:style-name="P64"><text:span text:style-name="T3"/></text:p>
      <text:p text:style-name="P64"><text:span text:style-name="T3">Einheit: „Kronk, wie wäre es mit diesen Hämmern für dich?“</text:span></text:p>
      <text:p text:style-name="P63"><text:span text:style-name="T53"/></text:p>
      <text:p text:style-name="P63"><text:span text:style-name="T53">--- Äxte: Für Dralgur gedacht</text:span></text:p>
      <text:p text:style-name="P63"><text:span text:style-name="T53"/></text:p>
      <text:p text:style-name="P63"><text:span text:style-name="T53">--- </text:span><text:span text:style-name="T55">Wenn Dralgur zu den Äxten zieht…</text:span></text:p>
      <text:p text:style-name="P63"><text:span text:style-name="T55"/></text:p>
      <text:p text:style-name="P64"><text:span text:style-name="T3">Dralgur: „Eine zwergische Breitaxt, so wie ich sie immer schon trug!“</text:span></text:p>
      <text:p text:style-name="P64"><text:span text:style-name="T3"/></text:p>
      <text:p text:style-name="P64"><text:span text:style-name="T3">--- Wenn eine andere Einheit zu den Äxten zieht…</text:span></text:p>
      <text:p text:style-name="P64"><text:span text:style-name="T3"/></text:p>
      <text:p text:style-name="P64"><text:span text:style-name="T3">Einheit: „Dralgur – Eine zwergische Breitaxt!“</text:span></text:p>
      <text:p text:style-name="P63"><text:soft-page-break/><text:span text:style-name="T53"/></text:p>
      <text:p text:style-name="P63"><text:span text:style-name="T53">--- Messer / Kleine Schwerter: Für Kiki gedacht</text:span></text:p>
      <text:p text:style-name="P63"><text:span text:style-name="T53"/></text:p>
      <text:p text:style-name="P64"><text:span text:style-name="T53">--- </text:span><text:span text:style-name="T3">Wenn Kiki zu den Messern zieht…</text:span></text:p>
      <text:p text:style-name="P64"><text:span text:style-name="T3"/></text:p>
      <text:p text:style-name="P64"><text:span text:style-name="T3">Kiki: „Hihi, guckt mal!“</text:span></text:p>
      <text:p text:style-name="P64"><text:span text:style-name="T3"/></text:p>
      <text:p text:style-name="P64"><text:span text:style-name="T3">--- Wenn eine andere Einheit zu den Messern zieht…</text:span></text:p>
      <text:p text:style-name="P64"><text:span text:style-name="T3"/></text:p>
      <text:p text:style-name="P64"><text:span text:style-name="T3">Einheit: „Viel zu klein für mich! Pah! Kiki, gefallen dir so kleine Dinger?“</text:span></text:p>
      <text:p text:style-name="P63"><text:span text:style-name="T53"/></text:p>
      <text:p text:style-name="P63"><text:span text:style-name="T53">--- Wenn alle Einheiten Waffen besitzen…</text:span></text:p>
      <text:p text:style-name="P63"><text:span text:style-name="T53"/></text:p>
      <text:p text:style-name="P64"><text:span text:style-name="T53">T</text:span><text:span text:style-name="T3">edder: „Perfekt! Nun lasst uns raus aus diesen stinkenden Zwergenhöhlen. Dralgur, wo ist der nächst beste Ausgang?“</text:span></text:p>
      <text:p text:style-name="P64"><text:span text:style-name="T3"/></text:p>
      <text:p text:style-name="P64"><text:span text:style-name="T3">Dralgur: „Es sollte sich ein...“</text:span></text:p>
      <text:p text:style-name="P64"><text:span text:style-name="T3"/></text:p>
      <text:p text:style-name="P64"><text:span text:style-name="T3">--- In dem Moment kommen Wachen zur Waffenkammer, von Hinten durch die von Kronk zerbrochene Türe…</text:span></text:p>
      <text:p text:style-name="P64"><text:span text:style-name="T3"/></text:p>
      <text:p text:style-name="P64"><text:span text:style-name="T3">Wächter1: „Fliehende Gefangene! Tötet sie, bevor sie uns entwischen!“</text:span></text:p>
      <text:p text:style-name="P64"><text:span text:style-name="T3"/></text:p>
      <text:p text:style-name="P64"><text:span text:style-name="T3">--- Wenn Wächter tot sind…</text:span></text:p>
      <text:p text:style-name="P64"><text:span text:style-name="T3"/></text:p>
      <text:p text:style-name="P64"><text:span text:style-name="T3">Dralgur: „</text:span><text:span text:style-name="T56">Also. Wo waren wir? Der Ausgang. Weiter </text:span><text:span text:style-name="T57">s</text:span><text:span text:style-name="T56">üdöstlich die Gänge entlang sollte es einen Schacht geben, der als Abfluss bei Regenschauern </text:span><text:span text:style-name="T57">und für gestorbene Gefangene </text:span><text:span text:style-name="T56">dienen sol</text:span><text:span text:style-name="T57">l</text:span><text:span text:style-name="T56">.</text:span><text:span text:style-name="T3">“</text:span></text:p>
      <text:p text:style-name="P64"><text:span text:style-name="T3"/></text:p>
      <text:p text:style-name="P64"><text:span text:style-name="T3">--- </text:span><text:span text:style-name="T57">Ziel: Finde den Schacht</text:span></text:p>
      <text:p text:style-name="P64"><text:span text:style-name="T57"/></text:p>
      <text:p text:style-name="P64"><text:span text:style-name="T57">--- Auf dem Weg sind anfangs ein paar zwergische Wächter, die man töten muss. Weiter hinten kommen Ratten</text:span></text:p>
      <text:p text:style-name="P64"><text:span text:style-name="T57"/></text:p>
      <text:p text:style-name="P64"><text:span text:style-name="T57">--- Wenn man den Schacht erreicht…</text:span></text:p>
      <text:p text:style-name="P64"><text:span text:style-name="T57"/></text:p>
      <text:p text:style-name="P65"><text:span text:style-name="T3">Dralgur: „Da ist er!“</text:span></text:p>
      <text:p text:style-name="P65"><text:span text:style-name="T3"/></text:p>
      <text:p text:style-name="P65"><text:span text:style-name="T3">Tedder: „Damit wäre </text:span><text:span text:style-name="T59">das </text:span><text:span text:style-name="T58">Waffenklauen </text:span><text:span text:style-name="T3">erledigt. </text:span><text:span text:style-name="T59">Ein Schritt näher an meiner Rache an König Stinktustus!</text:span><text:span text:style-name="T3"> Nun denn, raus mit uns!“</text:span></text:p>
      <text:p text:style-name="P65"><text:span text:style-name="T3"/></text:p>
      <text:p text:style-name="P65"><text:span text:style-name="T3"/></text:p>
      <text:p text:style-name="P65"><text:span text:style-name="T3"/></text:p>
      <text:p text:style-name="P65"><text:span text:style-name="T3"/></text:p>
      <text:p text:style-name="P7"><text:span text:style-name="T3">Episode 9: Schlachtplan</text:span></text:p>
      <text:p text:style-name="P64"><text:span text:style-name="T3"/></text:p>
      <text:p text:style-name="P66"><text:span text:style-name="T3">Wir springen einer nach dem anderen die Kluft hinunter, in den unterirdisch verlaufenden Fluss. Es ist ein sehr kleiner Fluss. Kronk schlägt auf dem Boden auf und verstaucht seinen rechten Fuß. Zum Glück heilen Trolle in der Regel sehr schnell und es sollte nicht längere Schwierigkeiten bereiten.</text:span></text:p>
      <text:p text:style-name="P66"><text:span text:style-name="T3"/></text:p>
      <text:p text:style-name="P66"><text:span text:style-name="T3">Es ist nun die Zeit gekommen, zu überlegen, wie wir nach Bostim kommen. Besser gesagt, wie wir in die Stadt selbst hinein kommen. Gräfrat ist verbannt, Kiki ist eine Wilde und genauso wenig erwünscht wie Ugoki und ich, da wir unser Untotsein rein gar nicht verbergen können. Kronk ist ein Troll – Seit König Disgustus I. mit der geballten Macht von Bostim gegen mein Volk in den südlicheren Tückischen Gipfeln auslöschte, ist die Rasse der Trolle wohl auch ein unwillkommener Gast in der </text:span><text:span text:style-name="T60">S</text:span><text:span text:style-name="T3">tadt. </text:span><text:span text:style-name="T60">Da wäre noch Dralgur. Er ist ein Zwerg und ich bezweifle, dass Fürst Dulagan die Menschen über die Verbannung eines unwichtigen Bruders von einem seiner Schildwachen auf dem Laufenden hält.</text:span></text:p>
      <text:p text:style-name="P66"><text:span text:style-name="T60"/></text:p>
      <text:p text:style-name="P67"><text:span text:style-name="T3">Aber was sollte ein zwergischer Krieger in Bostim wollen. Handel </text:span><text:span text:style-name="T61">treiben</text:span><text:span text:style-name="T3">, aber mit was? Nein, das wird nicht klappen. </text:span><text:span text:style-name="T61">Gräfrat macht einen Vorschlag: Er kennt einen außerstädtischen Eingang in die Kanalisation von der Menschenstadt. Durch die Kanalisation könnten wir es unter die Stadt schaffen. Wer hätte das gedacht, Gräfrat erweist sich doch noch als nützliches Mitglied unserer kleinen Truppe. Unglaublich!</text:span></text:p>
      <text:p text:style-name="P67"><text:span text:style-name="T61"/></text:p>
      <text:p text:style-name="P68"><text:soft-page-break/><text:span text:style-name="T3">Uns fehlen die Ideen und da Gräfrat der einzige ist, der jemals zuvor Zeit in Bostim verbracht hatte, entscheiden wir uns für den Weg durch die Kanalisation.</text:span><text:span text:style-name="T13"> </text:span><text:span text:style-name="T62">Ein weiterer Schritt um mich an diesem stinkenden Menschenwurm zu rächen!</text:span></text:p>
      <text:p text:style-name="P68"><text:span text:style-name="T62"/></text:p>
      <text:p text:style-name="P68"><text:span text:style-name="T62">--- </text:span><text:span text:style-name="T63">Szenario geht in Richtung Süden, aus den Bergen raus, am Fluss entlang, wo sie im vorigen Szenario aus den Bergenhöhlen entkommen waren. Ganz im Süden ist Bostim. Nordöstlich von der Stadt ist eine Art Eingang zur Kanalisation.</text:span></text:p>
      <text:p text:style-name="P68"><text:span text:style-name="T63"/></text:p>
      <text:p text:style-name="P68"><text:span text:style-name="T63">--- </text:span><text:span text:style-name="T64">Ziel: Geleite Tedder zum Eingang der Kanalisation, nordöstlich von Bostim</text:span></text:p>
      <text:p text:style-name="P68"><text:span text:style-name="T64"/></text:p>
      <text:p text:style-name="P68"><text:span text:style-name="T64">--- </text:span><text:span text:style-name="T65">Im nördlicheren Teil des Gebirges sind Zwergentruppen, denen man ausweichen sollte. Sie greifen einen nicht von selbst an. </text:span><text:span text:style-name="T66">Außerdem kommen in den anfänglichen Runden von hinter einem, von dem „Sitz“ des Zwergenfürsten Dulagan, Greifenreiter und verfolgen einen, weil man ja ein geflohener Gefangener ist, die Waffenkammer ausgeraubt und Zwerge im Sitz des Fürsten getötet hat.</text:span></text:p>
      <text:p text:style-name="P68"><text:span text:style-name="T66"/></text:p>
      <text:p text:style-name="P68"><text:span text:style-name="T66">--- </text:span><text:span text:style-name="T71">Wenn die ersten Greifenreiter erscheinen…</text:span></text:p>
      <text:p text:style-name="P68"><text:span text:style-name="T71"/></text:p>
      <text:p text:style-name="P73"><text:span text:style-name="T3">Greifenreiter1: „Schwärmt aus und fangt die </text:span><text:span text:style-name="T72">fliehenden Gefangenen </text:span><text:span text:style-name="T3">wieder ein!“</text:span></text:p>
      <text:p text:style-name="P73"><text:span text:style-name="T3"/></text:p>
      <text:p text:style-name="P75"><text:span text:style-name="T77">Dralgur</text:span><text:span text:style-name="T3">: „Fürst Dulagan scheint uns verfolgen zu lassen. Wir müssen auf der Hut sein!“</text:span></text:p>
      <text:p text:style-name="P73"><text:span text:style-name="T3"/></text:p>
      <text:p text:style-name="P73"><text:span text:style-name="T3">--- </text:span><text:span text:style-name="T72">Wenn die zweiten Greifenreiter erscheinen…</text:span></text:p>
      <text:p text:style-name="P73"><text:span text:style-name="T72"/></text:p>
      <text:p text:style-name="P74"><text:span text:style-name="T3">Greifenreiter2: „Findet diese Mörder und tötet sie umgehend!“</text:span></text:p>
      <text:p text:style-name="P74"><text:span text:style-name="T3"/></text:p>
      <text:p text:style-name="P74"><text:span text:style-name="T3">--- </text:span><text:span text:style-name="T74">Wenn die Gefährten die ersten Greifenreiter sehen…</text:span></text:p>
      <text:p text:style-name="P74"><text:span text:style-name="T74"/></text:p>
      <text:p text:style-name="P77"><text:span text:style-name="T3">Kronk: „Seht, ein paar dumme von Zwergen berittenen Greifen!“</text:span></text:p>
      <text:p text:style-name="P77"><text:span text:style-name="T3"/></text:p>
      <text:p text:style-name="P77"><text:span text:style-name="T3">Tedder: „Hebt ihr Fleisch als Nahrung auf. Wir brauchen es in der Kanalisation womöglich für unsere menschlichen Begleiter!“</text:span></text:p>
      <text:p text:style-name="P68"><text:span text:style-name="T66"/></text:p>
      <text:p text:style-name="P68"><text:span text:style-name="T66">--- </text:span><text:span text:style-name="T73">Im mittleren Teil des Gebirges stößt man auf Gesetzlose, die Dolgo untertan sind. Wenn man sie sichtet…</text:span></text:p>
      <text:p text:style-name="P68"><text:span text:style-name="T73"/></text:p>
      <text:p text:style-name="P76"><text:span text:style-name="T3">Dolgos Untertan1: „Dort! Sind das nicht die verräterischen Untoten und Zwerge, die Dolgo tot sehen will?“</text:span></text:p>
      <text:p text:style-name="P76"><text:span text:style-name="T3"/></text:p>
      <text:p text:style-name="P76"><text:span text:style-name="T3">Ugoki: „Haha, Menschenfleisch!“</text:span></text:p>
      <text:p text:style-name="P68"><text:span text:style-name="T66"/></text:p>
      <text:p text:style-name="P68"><text:span text:style-name="T66">--- Im südlicheren Teil des Gebirges kommen wilde Tiere, die umherstreifen. Die muss man einfach töten.</text:span></text:p>
      <text:p text:style-name="P68"><text:span text:style-name="T66"/></text:p>
      <text:p text:style-name="P77"><text:span text:style-name="T3">Kiki: „Ahh! Wir sind von wilden Tieren umgeben!“</text:span></text:p>
      <text:p text:style-name="P77"><text:span text:style-name="T3"/></text:p>
      <text:p text:style-name="P77"><text:span text:style-name="T3">Gräfrat: „Bleib hinter mir, Kiki!“</text:span></text:p>
      <text:p text:style-name="P77"><text:span text:style-name="T3"/></text:p>
      <text:p text:style-name="P77"><text:span text:style-name="T3">Kiki: „(</text:span><text:span text:style-name="T2">kicher</text:span><text:span text:style-name="T3">)“</text:span></text:p>
      <text:p text:style-name="P68"><text:span text:style-name="T66"/></text:p>
      <text:p text:style-name="P68"><text:span text:style-name="T66">--- An der Gebirgsgrenze nach Bostim streifen menschliche Reiter, Ritter, umher. Diese sollte man vermeiden, ansonsten greifen sie einen an.</text:span></text:p>
      <text:p text:style-name="P68"><text:span text:style-name="T66"/></text:p>
      <text:p text:style-name="P68"><text:span text:style-name="T66">--- </text:span><text:span text:style-name="T75">Wenn einen die ersten Reiter erblicken und angreifen…</text:span></text:p>
      <text:p text:style-name="P68"><text:span text:style-name="T75"/></text:p>
      <text:p text:style-name="P78"><text:span text:style-name="T75">R</text:span><text:span text:style-name="T3">eiter1: „Was ist das hier für ein Pack? Untote, Zwerge, Wilde… Trolle? Die Trolle wurden doch allesamt vernichtet!“</text:span></text:p>
      <text:p text:style-name="P68"><text:span text:style-name="T66"/></text:p>
      <text:p text:style-name="P68"><text:span text:style-name="T66">--- </text:span><text:span text:style-name="T67">Wenn man die Kanalisation erreicht…</text:span></text:p>
      <text:p text:style-name="P68"><text:span text:style-name="T67"/></text:p>
      <text:p text:style-name="P69"><text:span text:style-name="T67">T</text:span><text:span text:style-name="T3">edder: „Gr</text:span><text:span text:style-name="T68">ä</text:span><text:span text:style-name="T3">fr</text:span><text:span text:style-name="T68">a</text:span><text:span text:style-name="T3">t – Führst du uns durch deine wohnlich heimischen Gebiete?“</text:span></text:p>
      <text:p text:style-name="P69"><text:span text:style-name="T3"/></text:p>
      <text:p text:style-name="P70"><text:span text:style-name="T3">Kiki: „(</text:span><text:span text:style-name="T2">kicher</text:span><text:span text:style-name="T3">)“</text:span></text:p>
      <text:p text:style-name="P70"><text:span text:style-name="T3"/></text:p>
      <text:p text:style-name="P70"><text:span text:style-name="T3">Gräfrat: „Aber natürlich. Auf dass mein Vater stirbt!“</text:span></text:p>
      <text:p text:style-name="P70"><text:span text:style-name="T3"/></text:p>
      <text:p text:style-name="P70"><text:span text:style-name="T3"/></text:p>
      <text:p text:style-name="P70"><text:soft-page-break/><text:span text:style-name="T3"/></text:p>
      <text:p text:style-name="P8"><text:span text:style-name="T3">Episode 10: Kanalisation</text:span></text:p>
      <text:p text:style-name="P8"><text:span text:style-name="T3"/></text:p>
      <text:p text:style-name="P71"><text:span text:style-name="T3">Die Treppe hinab in die Kanalisation ist noch halbwegs annehmbar. Doch je tiefer wir in den Untergrund steigen, desto düsterer und schwüler wird es.</text:span></text:p>
      <text:p text:style-name="P71"><text:span text:style-name="T3"/></text:p>
      <text:p text:style-name="P71"><text:span text:style-name="T3">Hier scheint die Kanalisation wohl eher in einen normalen Flussverlauf einer unterirdischen Höhle verlaufen zu sein. Ich hoffe, dass sich Gräfrat nicht lügt und uns hier in eine Sackgasse führt.</text:span><text:span text:style-name="T69"> Wahrscheinlich </text:span><text:span text:style-name="T70">ist aber alles gut und die Sorgen sind unnötig.</text:span></text:p>
      <text:p text:style-name="P71"><text:span text:style-name="T70"/></text:p>
      <text:p text:style-name="P72"><text:span text:style-name="T3">--- Nordöstlich starten die Gefährten, Südöstlich sind einige Aufgänge der Kanalisation. Man muss einen davon nehmen. Die Wasserläufe führen in alle möglichen Richtungen, auch Sackgassen. Auf dem Weg stößt man auf Zombies und widerliche Wassermonster.</text:span></text:p>
      <text:p text:style-name="P72"><text:span text:style-name="T3"/></text:p>
      <text:p text:style-name="P72"><text:span text:style-name="T3">--- </text:span><text:span text:style-name="T76">Wenn man auf einen Zombie stoßt</text:span></text:p>
      <text:p text:style-name="P72"><text:span text:style-name="T76"/></text:p>
      <text:p text:style-name="P72"><text:span text:style-name="T76">--- Die Einheit, die den Zombie sichtet</text:span></text:p>
      <text:p text:style-name="P72"><text:span text:style-name="T76"/></text:p>
      <text:p text:style-name="P79"><text:span text:style-name="T3">Einheit: „Was sind das für widerwärtige Zombies?“</text:span></text:p>
      <text:p text:style-name="P79"><text:span text:style-name="T3"/></text:p>
      <text:p text:style-name="P79"><text:span text:style-name="T3">Ugoki: „Schlagt ihre Schädel ein!“</text:span></text:p>
      <text:p text:style-name="P79"><text:span text:style-name="T3"/></text:p>
      <text:p text:style-name="P79"><text:span text:style-name="T3">--- Wenn man auf ein Wassermonster stoßt</text:span></text:p>
      <text:p text:style-name="P79"><text:span text:style-name="T3"/></text:p>
      <text:p text:style-name="P79"><text:span text:style-name="T3">Einheit: „Uahh! Ein riesiges Monster! Hilfe!“</text:span></text:p>
      <text:p text:style-name="P79"><text:span text:style-name="T3"/></text:p>
      <text:p text:style-name="P79"><text:span text:style-name="T3">Kronk: „Kein Problem für meinen Hammer.“</text:span></text:p>
      <text:p text:style-name="P79"><text:span text:style-name="T3"/></text:p>
      <text:p text:style-name="P80"><text:span text:style-name="T3">Dralgur: „Soll das Vieh meine Axt in das Fleisch bekommen!“</text:span></text:p>
      <text:p text:style-name="P80"><text:span text:style-name="T3"/></text:p>
      <text:p text:style-name="P80"><text:span text:style-name="T3">--- Nach ein bisschen zurückgelegtem Weg werden die Wände der Kanalisation etwas besser bearbeitet, fast schon schön behauen...</text:span></text:p>
      <text:p text:style-name="P80"><text:span text:style-name="T3"/></text:p>
      <text:p text:style-name="P80"><text:span text:style-name="T3">Tedder: „Wir scheinen uns nun unter Bostim zu befinden.“</text:span></text:p>
      <text:p text:style-name="P80"><text:span text:style-name="T3"/></text:p>
      <text:p text:style-name="P80"><text:span text:style-name="T3">Gräfrat: „Ein bisschen weiter südwestlich sollten die Aufgänge zur Stadt liegen.“</text:span></text:p>
      <text:p text:style-name="P80"><text:span text:style-name="T3"/></text:p>
      <text:p text:style-name="P80"><text:span text:style-name="T3">--- Wenn man einen Aufgang zu Bostim erreicht</text:span></text:p>
      <text:p text:style-name="P80"><text:span text:style-name="T3"/></text:p>
      <text:p text:style-name="P80"><text:span text:style-name="T3">Ugoki: „Nun lasst uns dieses Schwein Disgustus abstechen!“</text:span></text:p>
      <text:p text:style-name="P80"><text:span text:style-name="T3"/></text:p>
      <text:p text:style-name="P80"><text:span text:style-name="T3">Tedder: „Nicht so schnell, Männer...“</text:span></text:p>
      <text:p text:style-name="P80"><text:span text:style-name="T3"/></text:p>
      <text:p text:style-name="P9"><text:span text:style-name="T3"/></text:p>
      <text:p text:style-name="P9"><text:span text:style-name="T3"/></text:p>
      <text:p text:style-name="P9"><text:span text:style-name="T3"/></text:p>
      <text:p text:style-name="P9"><text:span text:style-name="T3">Episode 11: </text:span><text:span text:style-name="T81">Bostim</text:span></text:p>
      <text:p text:style-name="P9"><text:span text:style-name="T3"/></text:p>
      <text:p text:style-name="P81"><text:span text:style-name="T3">Ich halte die Gefährten davon ab, die Kanalisation vorschnell zu verlassen. Wir können schließlich nicht einfach irgendwo in Bostim heraussteigen und 20 Soldaten der Stadtwache erwarten uns mit Speeren. Gräfrat versucht, die Umgebung um den von uns gefundenen Ausgang zu beschreiben.</text:span></text:p>
      <text:p text:style-name="P81"><text:span text:style-name="T3"/></text:p>
      <text:p text:style-name="P81"><text:span text:style-name="T3">Es ist wohl sicher, hier hochzusteigen, und die Stadtwachen sollten in der Menschenstadt selbst nicht all zu gehäuft patrouillieren. Der Plan ist relativ einfach: Zwischen den Häusern schleichen, bis zur Burg des Königs. Dort die Wachen nacheinander abschlachten, am besten, ohne Aufmerksamkeit zu erregen. Dann in <text:s/>Disgustus Gemächer eindringen und seine Leibwachen töten.</text:span></text:p>
      <text:p text:style-name="P81"><text:span text:style-name="T3"/></text:p>
      <text:p text:style-name="P81"><text:span text:style-name="T3">Dann wäre es so weit. </text:span><text:span text:style-name="T78">Disgustus wird sehen, was er Ugoki und mir angetan hat. Diese hinterhältige Ratte wird lebendig meine Rache, die Rache von Tedder, erleben und sein Leben dafür lassen. Hoffen wir, dass er es auch als Geist wieder auf diese Welt schafft, um seine Taten zu bereuen.</text:span><text:span text:style-name="T3"> Mal sehen, ob unser Plan aufgeht.</text:span></text:p>
      <text:p text:style-name="P81"><text:span text:style-name="T3"/></text:p>
      <text:p text:style-name="P82"><text:span text:style-name="T3">Wir steigen den Ausgang aus der Kanalisation heraus hinauf.</text:span></text:p>
      <text:p text:style-name="P81"><text:soft-page-break/><text:span text:style-name="T3"/></text:p>
      <text:p text:style-name="P81"><text:span text:style-name="T3">--- </text:span><text:span text:style-name="T79">Die Gefährten starten bei einem Ausgang aus der Kanalisation, entsprechend dem, den sie im vorigen Szenario genommen haben. Beim Aufgang erwartet </text:span><text:span text:style-name="T80">sie eine betrunkene Stadtwache…</text:span></text:p>
      <text:p text:style-name="P81"><text:span text:style-name="T80"/></text:p>
      <text:p text:style-name="P83"><text:span text:style-name="T3">Stadtwache: „Grutzefix nochamoi! Wos woits ihr denn?“</text:span></text:p>
      <text:p text:style-name="P83"><text:span text:style-name="T3"/></text:p>
      <text:p text:style-name="P83"><text:span text:style-name="T3">Tedder: „Bitte was? Gräfrat! Ich dachte, es ist sicher!“</text:span></text:p>
      <text:p text:style-name="P83"><text:span text:style-name="T3"/></text:p>
      <text:p text:style-name="P83"><text:span text:style-name="T3">Stadtwache: „Wuist a Watschn, Spitzbua?“</text:span></text:p>
      <text:p text:style-name="P83"><text:span text:style-name="T3"/></text:p>
      <text:p text:style-name="P84"><text:span text:style-name="T3">Kronk: „Schweig still, Menschenwurm.“</text:span></text:p>
      <text:p text:style-name="P84"><text:span text:style-name="T3"/></text:p>
      <text:p text:style-name="P84"><text:span text:style-name="T3">--- Ziel: Erreiche König Disgustus I. Schlafgemache</text:span></text:p>
      <text:p text:style-name="P84"><text:span text:style-name="T3"/></text:p>
      <text:p text:style-name="P84"><text:span text:style-name="T3">--- Wenn die Stadtwache stirbt…</text:span></text:p>
      <text:p text:style-name="P84"><text:span text:style-name="T3"/></text:p>
      <text:p text:style-name="P84"><text:span text:style-name="T3">Stadtwache: „Des wos, meiomei… Argh!“</text:span></text:p>
      <text:p text:style-name="P84"><text:span text:style-name="T3"/></text:p>
      <text:p text:style-name="P84"><text:span text:style-name="T3">Ugoki: „Was hat der denn gelabert?“</text:span></text:p>
      <text:p text:style-name="P84"><text:span text:style-name="T3"/></text:p>
      <text:p text:style-name="P84"><text:span text:style-name="T3">Kiki: „(</text:span><text:span text:style-name="T2">kicher</text:span><text:span text:style-name="T3">)“</text:span></text:p>
      <text:p text:style-name="P84"><text:span text:style-name="T3"/></text:p>
      <text:p text:style-name="P84"><text:span text:style-name="T3">Gräfrat: „Weiter, Freunde. Wir müssen nach [norden/süden/osten/westen – Je nach dem, wo man sich befindet, vom Ausgang der Kanalisation her], um in den Palast von meinem Vater zu kommen.“</text:span></text:p>
      <text:p text:style-name="P84"><text:span text:style-name="T3"/></text:p>
      <text:p text:style-name="P84"><text:span text:style-name="T3">--- Auf dem Weg zum Palast muss man Stadtwachen töten. Wenn man einen Passanten / normalen Stadtbewohner angreift…</text:span></text:p>
      <text:p text:style-name="P84"><text:span text:style-name="T3"/></text:p>
      <text:p text:style-name="P84"><text:span text:style-name="T3">Stadtbewohner: „Ahhh, Hilfe! Untote! Trolle! Wilde!“</text:span></text:p>
      <text:p text:style-name="P84"><text:span text:style-name="T3"/></text:p>
      <text:p text:style-name="P84"><text:span text:style-name="T3">--- Der Stadtbewohner rennt weg, und in einem gewissen Umkreis werden die Stadtwachen alarmiert, die Gefährten anzugreifen</text:span></text:p>
      <text:p text:style-name="P84"><text:span text:style-name="T3"/></text:p>
      <text:p text:style-name="P84"><text:span text:style-name="T3">--- Beim Eingang zu den Gemachen vom König sind 2 Wachen, die man besiegen muss. Wenn die besiegt sind…</text:span></text:p>
      <text:p text:style-name="P84"><text:span text:style-name="T3"/></text:p>
      <text:p text:style-name="P84"><text:span text:style-name="T3">Tedder: „Nun denn, das letzte Stündlein des stinkenden Disgustus hat geschlagen! Kronk, bleib hier, um Wache zu halten, besser gesagt, die kommenden Wachen der Menschen zu stoppen. Wir beeilen uns!“</text:span></text:p>
      <text:p text:style-name="P84"><text:span text:style-name="T3"/></text:p>
      <text:p text:style-name="P84"><text:span text:style-name="T3">Kronk: „Na gut. Wachen sind mehr Menschen als der König. Also mehr Essen. Mehr Essen ist gut.“</text:span></text:p>
      <text:p text:style-name="P84"><text:span text:style-name="T3"/></text:p>
      <text:p text:style-name="P84"><text:span text:style-name="T3"/></text:p>
      <text:p text:style-name="P84"><text:span text:style-name="T3"/></text:p>
      <text:p text:style-name="P84"><text:span text:style-name="T3"/></text:p>
      <text:p text:style-name="P84"><text:span text:style-name="T3"/></text:p>
      <text:p text:style-name="P10"><text:span text:style-name="T3">Episode 12: Rache</text:span></text:p>
      <text:p text:style-name="P10"><text:span text:style-name="T3"/></text:p>
      <text:p text:style-name="P84"><text:span text:style-name="T3">Kronk tritt für uns noch die Türe zu den Gemächern des ach so erhabenen Menschenkönigs ein und bleibt dann zurück, um kommende Soldaten abzuschlachten, bevor sie uns in den Rücken fallen könnten. Ugokis Rachegelüste sind wohl etwas wiedergekehrt, jedoch was meinen Teil betrifft, quillt es nur so aus mir hinaus. Ich renne fast vor allen anderen weg, weil ich nicht mehr warten will und kann, diesem Abschaum Disgustus die Arme und Beine abzuhacken.</text:span></text:p>
      <text:p text:style-name="P84"><text:span text:style-name="T3"/></text:p>
      <text:p text:style-name="P84"><text:span text:style-name="T3">Ich bin sehr zufrieden mit den Gefährten, die ich auf dem Weg nach Bostim fand. Auch wenn quasi alle Bewohner aus den Tückischen Gipfeln wohl sauer auf uns sind. Ich werde mir ein anderes Heim suchen, zurück bei mir in die ehemalige Trollstadt meines früheren Stammes geht es nicht mehr.</text:span></text:p>
      <text:p text:style-name="P84"><text:span text:style-name="T3"/></text:p>
      <text:p text:style-name="P84"><text:span text:style-name="T3">Wir treffen noch auf ein paar weitere Stadtwachen, deren Leben wir auf dem Weg zu Disgustus beenden.</text:span></text:p>
      <text:p text:style-name="P84"><text:span text:style-name="T3"/></text:p>
      <text:p text:style-name="P84"><text:span text:style-name="T3">--- Die Karte ist sozusagen </text:span><text:span text:style-name="T82">in einer Burg / einem Schloss drinnen, mit Teppichboden oder sowas und Wänden. Am Ende des Ganges, wo man startet, trifft man auf Disgustus…</text:span></text:p>
      <text:p text:style-name="P84"><text:span text:style-name="T82"/></text:p>
      <text:p text:style-name="P85"><text:span text:style-name="T3">Disgustus: „Huch, was macht ihr denn! Wer seid ihr alle?? Wie kommt ihr in meine...“</text:span></text:p>
      <text:p text:style-name="P85"><text:soft-page-break/><text:span text:style-name="T3"/></text:p>
      <text:p text:style-name="P85"><text:span text:style-name="T3">Tedder: „Dein Leben ist hiermit vorrüber, Stinker.“</text:span></text:p>
      <text:p text:style-name="P85"><text:span text:style-name="T3"/></text:p>
      <text:p text:style-name="P85"><text:span text:style-name="T3">Disgustus: „Aber w...“</text:span></text:p>
      <text:p text:style-name="P85"><text:span text:style-name="T3"/></text:p>
      <text:p text:style-name="P85"><text:span text:style-name="T3">Ugoki: „Haha, oh ja. Ich habe mich auf diesen Gesichtsausdruck gefreut! Du verfluchter, hässlicher, hinterhältiger Menschenwurm!“</text:span></text:p>
      <text:p text:style-name="P85"><text:span text:style-name="T3"/></text:p>
      <text:p text:style-name="P85"><text:span text:style-name="T3">Dialog: „König Disgustus I. pfeift kurz und zückt sein Schwert.“</text:span></text:p>
      <text:p text:style-name="P85"><text:span text:style-name="T3"/></text:p>
      <text:p text:style-name="P85"><text:span text:style-name="T3">--- Es kommen Leibwachen und umzingeln die Gefährten.</text:span></text:p>
      <text:p text:style-name="P85"><text:span text:style-name="T3"/></text:p>
      <text:p text:style-name="P85"><text:span text:style-name="T3">Kiki: „Hilfe!“</text:span></text:p>
      <text:p text:style-name="P85"><text:span text:style-name="T3"/></text:p>
      <text:p text:style-name="P85"><text:span text:style-name="T3">Tedder: „Geht mir aus den Augen, Menschenabschaum!“</text:span></text:p>
      <text:p text:style-name="P85"><text:span text:style-name="T3"/></text:p>
      <text:p text:style-name="P85"><text:span text:style-name="T3">--- Ziel: Töte König Disgustus I.</text:span></text:p>
      <text:p text:style-name="P85"><text:span text:style-name="T3"/></text:p>
      <text:p text:style-name="P85"><text:span text:style-name="T3">--- Wenn Disgustus besiegt wurde…</text:span></text:p>
      <text:p text:style-name="P85"><text:span text:style-name="T3"/></text:p>
      <text:p text:style-name="P85"><text:span text:style-name="T3">Gräfrat: „Vater.“</text:span></text:p>
      <text:p text:style-name="P85"><text:span text:style-name="T3"/></text:p>
      <text:p text:style-name="P85"><text:span text:style-name="T3">Disgustus: „Was… Gräfrat? Was tust du hier!“</text:span></text:p>
      <text:p text:style-name="P85"><text:span text:style-name="T3"/></text:p>
      <text:p text:style-name="P85"><text:span text:style-name="T3">Tedder: „Er...“</text:span></text:p>
      <text:p text:style-name="P85"><text:span text:style-name="T3"/></text:p>
      <text:p text:style-name="P85"><text:span text:style-name="T3">Gräfrat: „Ich beende dein Leben.“</text:span></text:p>
      <text:p text:style-name="P85"><text:span text:style-name="T3"/></text:p>
      <text:p text:style-name="P85"><text:span text:style-name="T3">Dialog: „Gräfrats Keule sauste gegen den Kopf von Disgustus. Das Blut spritzte bis an die Wände und Decke der königlichen Räume. Der Kopf rollte Tedder vor die Füße.“</text:span></text:p>
      <text:p text:style-name="P85"><text:span text:style-name="T3"/></text:p>
      <text:p text:style-name="P85"><text:span text:style-name="T3">Kiki: „Ahhhh! Gräfrat, was hast du getan!!!“</text:span></text:p>
      <text:p text:style-name="P85"><text:span text:style-name="T3"/></text:p>
      <text:p text:style-name="P85"><text:span text:style-name="T3">Tedder: „… du ...“</text:span></text:p>
      <text:p text:style-name="P85"><text:span text:style-name="T3"/></text:p>
      <text:p text:style-name="P85"><text:span text:style-name="T3"/></text:p>
      <text:p text:style-name="P85"><text:span text:style-name="T3"/></text:p>
      <text:p text:style-name="P85"><text:span text:style-name="T3"/></text:p>
      <text:p text:style-name="P12"><text:span text:style-name="T3">Episode 13: Ewige Stille</text:span></text:p>
      <text:p text:style-name="P11"><text:span text:style-name="T3"/></text:p>
      <text:p text:style-name="P85"><text:span text:style-name="T3">Die Augen waren glasig. Es stand Angst im Gesichtsausdruck des Kopfes vom ehemaligen König von Bostim. Sein Sohn hatte ihm den Kopf abgeschlagen. Ich hätte nie gedacht, dass so viel Wut in einem Menschling stecken könnte. Ich bin wütend. Ugoki ist noch wütender. Ich denke, die Gedanken an die Dinge, die wir gemeinsam Disgustus antun wollten, waren das einzige, was uns von der Tatsache ablenkte, dass wir Untote, wandelnd unter dem Sonnenlicht, verlassen und umgeben von schwächlichen Menschen waren.</text:span></text:p>
      <text:p text:style-name="P85"><text:span text:style-name="T3"/></text:p>
      <text:p text:style-name="P85"><text:span text:style-name="T3">Die Rache war kurz. Es war keine Rache. Ein Mensch hatte sie uns gestohlen. Der Sohn desjenigen, an dem wir unsere Vergeltung ausüben wollten. Wie konnte das passieren? Doch nun ist es vorrüber. Mein Stamm der Trolle aus den Tückischen Gipfeln ist ausgerottet worden. Die Zwerge im Gebirge jagen uns und werden nicht aufgeben, bis Ugokis und meine untoten Knochen dem Zwergenfürsten Dulagan zu Füßen liegen. Die Wilden von Dolgo jagen uns und werden ebenso wenig ruhen. Die einzige Zukunft, die uns bleibt, ist der Süden. </text:span></text:p>
      <text:p text:style-name="P85"><text:span text:style-name="T3"/></text:p>
      <text:p text:style-name="P85"><text:span text:style-name="T3">So sei es. Wir verlassen </text:span><text:span text:style-name="T83">die Gemächer des nun toten König Disgustus, dem ehemalig Ersten seines Namens. Kronk wartet bereits auf uns…</text:span></text:p>
      <text:p text:style-name="P85"><text:span text:style-name="T83"/></text:p>
      <text:p text:style-name="P85"><text:span text:style-name="T83">… Und er wartet tot auf dem Boden liegend.</text:span></text:p>
      <text:p text:style-name="P86"><text:span text:style-name="T3"/></text:p>
      <text:p text:style-name="P86"><text:span text:style-name="T3">--- Kleine Karte, in der Kronk tot auf dem Boden liegt. Umgeben von Stadtwachen</text:span></text:p>
      <text:p text:style-name="P86"><text:span text:style-name="T3"/></text:p>
      <text:p text:style-name="P87"><text:span text:style-name="T3">Tedder: „Ach du Sch...“</text:span></text:p>
      <text:p text:style-name="P87"><text:span text:style-name="T3"/></text:p>
      <text:p text:style-name="P87"><text:span text:style-name="T3">--- Animation, wie die Menschen Tedder und seine gesamten Gefährten töten.</text:span></text:p>
      <text:p text:style-name="P87"><text:soft-page-break/><text:span text:style-name="T3"/></text:p>
      <text:p text:style-name="P87"><text:span text:style-name="T3">ENDE</text:span></text:p>
      <text:p text:style-name="P85"><text:span text:style-name="T3"/></text:p>
      <text:p text:style-name="P85"><text:span text:style-name="T3"/></text:p>
      <text:p text:style-name="P85"><text:span text:style-name="T3"/></text:p>
      <text:p text:style-name="P85"><text:span text:style-name="T3"/></text:p>
      <text:p text:style-name="P85"><text:span text:style-name="T3"/></text:p>
      <text:p text:style-name="P84"><text:span text:style-name="T3"/></text:p>
      <text:p text:style-name="P8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32:24.513000000</meta:creation-date>
    <meta:generator>LibreOffice/5.4.6.2$Windows_X86_64 LibreOffice_project/4014ce260a04f1026ba855d3b8d91541c224eab8</meta:generator>
    <dc:date>2018-05-25T00:55:39.132000000</dc:date>
    <meta:editing-duration>PT5H2M13S</meta:editing-duration>
    <meta:editing-cycles>139</meta:editing-cycles>
    <meta:document-statistic meta:table-count="0" meta:image-count="0" meta:object-count="0" meta:page-count="16" meta:paragraph-count="357" meta:word-count="5954" meta:character-count="37802" meta:non-whitespace-character-count="32176"/>
  </office:meta>
</office:document-meta>
</file>